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cm" fo:margin-right="0cm" fo:text-align="end" style:justify-single-word="false" fo:text-indent="0.499cm" style:auto-text-indent="false"/>
    </style:style>
    <style:style style:name="P8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0"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5" style:family="paragraph" style:parent-style-name="Standard">
      <style:paragraph-properties fo:margin-left="0cm" fo:margin-right="0cm" fo:text-align="justify" style:justify-single-word="false" fo:text-indent="0.499cm" style:auto-text-indent="false"/>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5" style:family="paragraph" style:parent-style-name="Text_20_body">
      <style:text-properties fo:language="ru" fo:country="RU"/>
    </style:style>
    <style:style style:name="P126" style:family="paragraph" style:parent-style-name="Text_20_body">
      <style:text-properties fo:language="en" fo:country="US"/>
    </style:style>
    <style:style style:name="P127" style:family="paragraph" style:parent-style-name="First_20_line_20_indent">
      <style:text-properties fo:language="ru" fo:country="RU"/>
    </style:style>
    <style:style style:name="P128" style:family="paragraph" style:parent-style-name="First_20_line_20_indent">
      <style:paragraph-properties fo:text-align="justify" style:justify-single-word="false"/>
      <style:text-properties fo:language="ru" fo:country="RU"/>
    </style:style>
    <style:style style:name="P129" style:family="paragraph" style:parent-style-name="First_20_line_20_indent">
      <style:text-properties fo:font-size="15pt" fo:language="ru" fo:country="RU" style:font-size-asian="15pt" style:font-size-complex="15pt"/>
    </style:style>
    <style:style style:name="P130" style:family="paragraph" style:parent-style-name="First_20_line_20_indent">
      <style:text-properties fo:font-size="12pt" fo:language="ru" fo:country="RU" style:font-size-asian="12pt" style:font-size-complex="12pt"/>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cm" fo:margin-right="0cm" fo:text-align="justify" style:justify-single-word="false" fo:text-indent="0cm" style:auto-text-indent="false"/>
    </style:style>
    <style:style style:name="P134"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5" style:family="paragraph" style:parent-style-name="Text_20_body">
      <style:paragraph-properties fo:margin-left="0cm" fo:margin-right="0cm" fo:text-align="center" style:justify-single-word="false" fo:text-indent="0cm" style:auto-text-indent="false"/>
    </style:style>
    <style:style style:name="P13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8" style:family="paragraph" style:parent-style-name="Footnote">
      <style:paragraph-properties fo:margin-left="0cm" fo:margin-right="0cm" fo:text-indent="0cm" style:auto-text-indent="false"/>
      <style:text-properties fo:language="en" fo:country="US"/>
    </style:style>
    <style:style style:name="P139" style:family="paragraph" style:parent-style-name="Footnote">
      <style:text-properties fo:language="en" fo:country="US"/>
    </style:style>
    <style:style style:name="P140" style:family="paragraph" style:parent-style-name="Footnote">
      <style:text-properties fo:language="ru" fo:country="RU"/>
    </style:style>
    <style:style style:name="P141" style:family="paragraph" style:parent-style-name="Footnote">
      <style:text-properties style:use-window-font-color="true" fo:language="ru" fo:country="RU"/>
    </style:style>
    <style:style style:name="P142" style:family="paragraph" style:parent-style-name="Footnote">
      <style:text-properties fo:font-style="normal" style:font-style-asian="normal" style:font-style-complex="normal"/>
    </style:style>
    <style:style style:name="P143" style:family="paragraph" style:parent-style-name="Text_20_body">
      <style:paragraph-properties loext:contextual-spacing="false" fo:margin-top="0cm" fo:margin-bottom="0.212cm" fo:text-align="justify" style:justify-single-word="false"/>
      <style:text-properties fo:language="en" fo:country="US"/>
    </style:style>
    <style:style style:name="P144" style:family="paragraph" style:parent-style-name="Standard">
      <style:text-properties fo:font-style="italic" style:font-style-asian="italic" style:font-style-complex="italic"/>
    </style:style>
    <style:style style:name="P14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Heading_20_1">
      <style:paragraph-properties fo:margin-left="0cm" fo:margin-right="0cm" fo:text-align="center" style:justify-single-word="false" fo:text-indent="0.499cm" style:auto-text-indent="false"/>
    </style:style>
    <style:style style:name="P147" style:family="paragraph" style:parent-style-name="Heading_20_2">
      <style:text-properties fo:language="en" fo:country="US"/>
    </style:style>
    <style:style style:name="P148" style:family="paragraph" style:parent-style-name="Heading_20_2">
      <style:text-properties fo:language="ru" fo:country="RU"/>
    </style:style>
    <style:style style:name="P149" style:family="paragraph" style:parent-style-name="Heading_20_2">
      <style:paragraph-properties fo:text-align="justify" style:justify-single-word="false"/>
    </style:style>
    <style:style style:name="P150" style:family="paragraph" style:parent-style-name="Heading_20_3">
      <style:text-properties fo:language="ru" fo:country="RU"/>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5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normal" fo:font-weight="normal" fo:background-color="transparent" style:font-style-asian="normal" style:font-weight-asian="normal" style:font-style-complex="normal" style:font-weight-complex="normal" loext:char-shading-value="0"/>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en" fo:country="US"/>
    </style:style>
    <style:style style:name="T29" style:family="text">
      <style:text-properties fo:color="#800000" fo:background-color="transparent" loext:char-shading-value="0"/>
    </style:style>
    <style:style style:name="T30" style:family="text">
      <style:text-properties fo:color="#ff6600"/>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fo:language="uk" fo:country="UA" fo:font-style="normal" fo:font-weight="normal" style:font-style-asian="normal" style:font-weight-asian="normal" style:font-style-complex="normal" style:font-weight-complex="normal"/>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fo:background-color="transparent" style:font-style-asian="normal" style:font-weight-asian="normal" style:font-style-complex="normal" style:font-weight-complex="normal" loext:char-shading-value="0"/>
    </style:style>
    <style:style style:name="T65" style:family="text">
      <style:text-properties fo:font-style="normal" style:text-underline-style="none"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style:font-style-asian="normal" style:font-style-complex="normal" loext:char-shading-value="0"/>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style:font-weight-asian="normal" style:font-weight-complex="normal" loext:char-shading-value="0"/>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style:style style:name="T89" style:family="text">
      <style:text-properties fo:color="#3399ff"/>
    </style:style>
    <style:style style:name="T90" style:family="text">
      <style:text-properties fo:font-size="14pt" fo:language="en" fo:country="US" fo:font-weight="bold" style:font-size-asian="14pt" style:font-weight-asian="bold" style:font-size-complex="14pt" style:font-weight-complex="bold"/>
    </style:style>
    <style:style style:name="T91" style:family="text">
      <style:text-properties fo:font-size="14pt" fo:font-weight="bold" style:font-size-asian="14pt" style:font-weight-asian="bold" style:font-size-complex="14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6"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8">&lt;Добавить эпизод подбора снаряги перед опасным заданием&gt;</text:p>
      <text:p text:style-name="P58">&lt;Глава в Понивилле — знакомство с Дэш. Анон чухает пегаску по холке и хлопает по крупу. Она говорит ему, что не любит ждать&gt;</text:p>
      <text:p text:style-name="P58">&lt;Глава (вставки) с Луной: <text:span text:style-name="T11">- </text:span><text:span text:style-name="T25">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gt;</text:p>
      <text:p text:style-name="P58">&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2">Таймлайн <text:span text:style-name="T11">(</text:span>события через 10 лет после Обмена): </text:p>
      <text:p text:style-name="P82">Год 2143 ПВ <text:span text:style-name="T11">(AU -?)</text:span></text:p>
      <text:p text:style-name="P82"><text:span text:style-name="T11">20-</text:span>е апреля — Юджин «прыгает» с крыши (неудачная попытка заклинания последнего шанса)</text:p>
      <text:p text:style-name="P82">22-е мая — вызов Макса в Эквестрию. Гибель Кимеринна</text:p>
      <text:p text:style-name="P82">25-е мая — встреча с Норфом</text:p>
      <text:p text:style-name="P82">27-е мая — первая встреча с Селестией после бегства из замка Сестёр. Сцена с докторами</text:p>
      <text:p text:style-name="P82">29-е мая — встреча с Индиго. Прогулка с Селестией по парку. Муравьи под накрупником</text:p>
      <text:p text:style-name="P82">30-е мая — исчезновение Селестии на неделю</text:p>
      <text:p text:style-name="P82">6-е июня — встреча с Селестией после разлуки. Прогулка по парку. Вид со стены. Землетрясение</text:p>
      <text:p text:style-name="P82"><text:span text:style-name="T11">&lt;</text:span>7<text:span text:style-name="T11">-</text:span>е июня — секс с Селестией. Раздор</text:p>
      <text:p text:style-name="P82">&lt;15-е июня — исчезновение Норфа. Прощание с Селестией.</text:p>
      <text:p text:style-name="P82">17-е июня — отбытие из Кантерлота</text:p>
      <text:p text:style-name="P83"><text:span text:style-name="T1">18</text:span>-<text:span text:style-name="T1">июня — Прибытие в Понивилль. Прочтение дневника эксперимента с заклинанием Индрэ</text:span></text:p>
      <text:p text:style-name="P82"><text:span text:style-name="T11">&lt;</text:span>25-е июня — попойка с Пинки. Бочколёт метконосцев</text:p>
      <text:p text:style-name="P82">27-е июня — получение письма от Селестии. Отказ выдать магический усилитель</text:p>
      <text:p text:style-name="P82"><text:span text:style-name="T11">&lt;</text:span>28-е июня<text:span text:style-name="T11"> </text:span>- попытка отослать письмо Селестии через Спайка</text:p>
      <text:p text:style-name="P82">30-е июня — выезд из Понивилля</text:p>
      <text:p text:style-name="P82">1-е июля — Прибытие в Фетлок. Захват резонаторных рубинов в павильоне Псинтела</text:p>
      <text:p text:style-name="P82">2-е июля — выезд из Фетлока Макса с Дэш в фургоне</text:p>
      <text:p text:style-name="P82">&lt;4-е июля - Дэш стучит лбом в дерево. Обнимашки</text:p>
      <text:p text:style-name="P82">8-е июля — прибытие в Груммингтон</text:p>
      <text:p text:style-name="P82">9-е июля –<text:span text:style-name="T11"> </text:span>Провал Груммингтона. Отбытие с Груммингтона</text:p>
      <text:p text:style-name="P82"><text:span text:style-name="T11">&lt;</text:span>12-е июля — Прибытие в Филлидельфию. Отбытие. Падение Макса с самоката</text:p>
      <text:p text:style-name="P82">14-е июля — переправа через седловое озеро. Прибытие Макса с Дэш в Понивилль</text:p>
      <text:p text:style-name="P82">15-е июля — эксперимент с усиленным заклинанием Индрэ. Поединок Луны с Твайлайт в Понивилле</text:p>
      <text:p text:style-name="P82">17-е июля — прибытие в Кантерлот Луны, Макса и шестёрки</text:p>
      <text:p text:style-name="P82"><text:span text:style-name="T11">[</text:span>21-е июля<text:span text:style-name="T11">]</text:span> — Гранд Галопин Гала</text:p>
      <text:p text:style-name="P83">[26-<text:span text:style-name="T1">е июля</text:span>]<text:span text:style-name="T1"> — совещание в зале стратегического планирования. Выдача паспорта Максу</text:span></text:p>
      <text:p text:style-name="P83"><text:soft-page-break/></text:p>
      <text:h text:style-name="Heading_20_2" text:outline-level="2">Прочитанные фанфики</text:h>
      <text:h text:style-name="Heading_20_3" text:outline-level="3">Эпичные</text:h>
      <text:p text:style-name="P125">Обмен ( <text:a xlink:type="simple" xlink:href="https://darkpony.ru/obmen/" text:style-name="Internet_20_link" text:visited-style-name="Visited_20_Internet_20_Link">https://darkpony.ru/obmen/</text:a> )</text:p>
      <text:p text:style-name="P126">I Dream Of Luna</text:p>
      <text:p text:style-name="P125">Розовые глазки</text:p>
      <text:p text:style-name="P126">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soft-page-break/><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3"/>
      <text:h text:style-name="Heading_20_2" text:outline-level="2">Идеи</text:h>
      <text:list xml:id="list4986237385185749551" text:style-name="L1">
        <text:list-item>
          <text:p text:style-name="P151">Книги:</text:p>
        </text:list-item>
      </text:list>
      <text:list xml:id="list7927089151001297446" text:style-name="L2">
        <text:list-item>
          <text:p text:style-name="P152">«Великие грифоны прошлого» - из канона (5<text:span text:style-name="T11">s8e)</text:span></text:p>
        </text:list-item>
        <text:list-item>
          <text:p text:style-name="P152">«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text:span text:style-name="T68">Природа Проклятий</text:span>» - обмен</text:p>
        </text:list-item>
        <text:list-item>
          <text:p text:style-name="P152"><text:span text:style-name="T68">«Магия для Чайников»</text:span> - обмен</text:p>
        </text:list-item>
        <text:list-item>
          <text:p text:style-name="P152"><text:span text:style-name="T68">«Энциклопедия Арканум»</text:span> - обмен</text:p>
        </text:list-item>
        <text:list-item>
          <text:p text:style-name="P152">«О Гейсах» - обмен</text:p>
        </text:list-item>
        <text:list-item>
          <text:p text:style-name="P152">«<text:span text:style-name="T68">Тайны Тайных Наук</text:span>» - обмен</text:p>
        </text:list-item>
        <text:list-item>
          <text:p text:style-name="P155">«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4118124531960971"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text:soft-page-break/>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text:span text:style-name="T68">По другим данным, Селестии около 2500 лет (Обмен).</text:span></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text:soft-page-break/>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47"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4">&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39">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oft-page-break/><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text:span text:style-name="T11">RnD-</text:span><text:span text:style-name="T1">зона</text:span><text:span text:style-name="T1"><text:note text:id="ftn3" text:note-class="footnote"><text:note-citation>3</text:note-citation><text:note-body><text:p text:style-name="P139">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9"/>
      <text:p text:style-name="P39">Так, что тут у нас? <text:span text:style-name="T1">Т</text:span>ри последних запроса вызвали сбои в работе кластера и заставили перегрузиться один из хостов.</text:p>
      <text:p text:style-name="P39"><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9"/>
      <text:p text:style-name="P79"><text:span text:style-name="T11">– Нэш, к</text:span>ак называется наш проект?</text:p>
      <text:p text:style-name="P77"><text:span text:style-name="T8">– </text:span><text:span text:style-name="T70">Дайсон.</text:span></text:p>
      <text:p text:style-name="P77"><text:span text:style-name="T8">– </text:span><text:span text:style-name="T70">Сколько тебе лет?</text:span></text:p>
      <text:p text:style-name="P77"><text:span text:style-name="T8">– </text:span><text:span text:style-name="T70">Два года с начала запуска кластера.</text:span></text:p>
      <text:p text:style-name="P77"><text:span text:style-name="T8">– </text:span><text:span text:style-name="T70">Какой сейчас год?</text:span></text:p>
      <text:p text:style-name="P77"><text:span text:style-name="T8">– </text:span><text:span text:style-name="T22">20</text:span><text:span text:style-name="T21">18</text:span><text:span text:style-name="T70">-й.</text:span></text:p>
      <text:p text:style-name="P25"/>
      <text:p text:style-name="P3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8"/>
      <text:p text:style-name="P79"><text:span text:style-name="T1">– </text:span>Н<text:span text:style-name="T1">эш тестовая задача номер шестнадцать</text:span>. <text:span text:style-name="T1">Выполни при дефолтных настройках.</text:span></text:p>
      <text:p text:style-name="P58">– Принял к исполнению.</text:p>
      <text:p text:style-name="P58"/>
      <text:p text:style-name="P92"><text:soft-page-break/>«Выживание корпорации в условиях жёсткой конкуренции с ограниченными ресурсами. Случай 16».</text:p>
      <text:p text:style-name="P92">…</text:p>
      <text:p text:style-name="P92">…</text:p>
      <text:p text:style-name="P92">…</text:p>
      <text:p text:style-name="P92">Решение.</text:p>
      <text:p text:style-name="P92">…</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9"><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9"/>
      <text:p text:style-name="P39">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9">Ага, уже теплее.</text:p>
      <text:p text:style-name="P39"/>
      <text:p text:style-name="P77"><text:span text:style-name="T8">– Нэш</text:span><text:span text:style-name="T70">, выдай диагностику модуля </text:span><text:span text:style-name="T8">аналитики.</text:span></text:p>
      <text:p text:style-name="P39"/>
      <text:p text:style-name="P39">Йо! Видеокамеры молча наблюдают за поднятым вверх <text:span text:style-name="T1">большим пальцем</text:span>.</text:p>
      <text:p text:style-name="P39">Всё <text:span text:style-name="T1">ясно</text:span>. Версия аналитического модуля устарела и стала несовместимой с последним релизом кибермозга.</text:p>
      <text:p text:style-name="P39">Набираю номер прожект-мэнеджера.</text:p>
      <text:p text:style-name="P39"/>
      <text:p text:style-name="P39"><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1">– </text:span>Окей. Спасибо, <text:span text:style-name="T1">Анон</text:span>.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9"><text:span text:style-name="T1">– </text:span>Ааа, понятно. Ладно, у меня всё. <text:span text:style-name="T1">Отбой</text:span>!</text:p>
      <text:p text:style-name="P40"><text:span text:style-name="T1">– Отбой</text:span>. <text:span text:style-name="T1">Ещё раз спасибо, что помог. Жаль, что ты ушёл</text:span><text:span text:style-name="T11">.</text:span></text:p>
      <text:p text:style-name="P52"/>
      <text:p text:style-name="P100"><text:soft-page-break/>Бип-бип-бип.</text:p>
      <text:p text:style-name="P39"><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35">***</text:p>
      <text:p text:style-name="P135"/>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9">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1">&lt;</text:span><text:span text:style-name="T73">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9">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80">Музыка быстрая, тревожная, надорваная и печальная (Pet Shop Boys “So Hard” ?)</text:p>
      <text:p text:style-name="P30"/>
      <text:p text:style-name="P89"><text:span text:style-name="T11">&lt;</text:span><text:span text:style-name="T1">Описание полёта через Эогипп. Удивлённый взгляд Анакорна</text:span><text:span text:style-name="T11">&gt;</text:span></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oft-page-break/><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6">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oft-page-break/><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text:soft-page-break/>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text:soft-page-break/>–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text:soft-page-break/>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text:soft-page-break/>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0">Спи, сестра моя родная,<text:line-break/>Спи. Усни.<text:line-break/>Крыльями тебя укрою,<text:line-break/>Спи. Усни.</text:p><text:p text:style-name="P140"><text:tab/>В чаще тёмной волки воют,<text:line-break/>Спи. Усни.</text:p><text:p text:style-name="P140"><text:tab/>В мрачном замке духи ноют,<text:line-break/>Спи. Усни.</text:p><text:p text:style-name="P140"><text:tab/>Сказки вечность нам читает,<text:line-break/>Спи. Усни.<text:line-break/>День осенний угасает,<text:line-break/>Спи. Усни.<text:line-break/>Помни только в сне глубоком,</text:p><text:p text:style-name="P14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1">3. </text:span>Кантерлот</text:h>
      <text:p text:style-name="P81">Музыка медленная, фэнтезийная, средневековая, изысканая, дворцовая (стиль Dire Straits “Coyote”)</text:p>
      <text:p text:style-name="P81">&lt;Эркеры и ризалиты&gt;</text:p>
      <text:p text:style-name="P23">Глава IV. Пределы магии</text:p>
      <text:p text:style-name="P20"/>
      <text:p text:style-name="P23">Вашему покорному слуге известны четыре предела магии: </text:p>
      <text:list xml:id="list5439182353995582236"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8"><text:s/>Сколько страниц сегодня нахреначили?</text:p><text:p text:style-name="P139">– <text:span text:style-name="T1">Восемь, учитель!</text:span></text:p><text:p text:style-name="P139">– Отлично. Надиктую ещё две и сбегаешь за кофе.</text:p></text:note-body></text:note></text:span></text:p>
        </text:list-item>
      </text:list>
      <text:p text:style-name="P4"/>
      <text:p text:style-name="P10">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8">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8">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8">Так что даже на ремонт одежды и покупку необходимых в повседневной жизни мелочей у меня финансов не было. До недавнего времени. </text:p>
      <text:p text:style-name="P78"><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8"><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8"><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Библиотека</text:h>
      <text:p text:style-name="P19">&lt;<text:span text:style-name="T58">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text:span><text:soft-page-break/><text:span text:style-name="T11">меня дара речи. </text:span><text:span text:style-name="T1">Зелёная лампочка на налобном щитке экзоскелета придавала аликорнице сходство с марсианином.</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69">Экзоскелет, лишившись хозяйки, переключил цвет лампочки с зелёного на оранжевый.</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12">–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Селестия нахмурилась и угрожающе подняла крылья.</text:p>
      <text:p text:style-name="P53"><text:span text:style-name="T11">– </text:span>Не забывай, человек, я — могущественный маг и правитель Эквестрии. Ко мне нужно относиться с должным уважением!</text:p>
      <text:p text:style-name="P53"><text:span text:style-name="T11">– </text:span>А то что? Превратишь в жабу? Сошлёшь на Луну? Убьёшь нахер?</text:p>
      <text:p text:style-name="P53">Аликорница сникла. Уши её опустились.</text:p>
      <text:p text:style-name="P53"><text:span text:style-name="T11">– </text:span>Макс, не надо... Ты же знаешь, я этого не сделаю.</text:p>
      <text:p text:style-name="P53"><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3"><text:span text:style-name="T11">Аликорница уселась н</text:span>а пол <text:span text:style-name="T11">и прижала копыто к груди.</text:span></text:p>
      <text:p text:style-name="P43">– Да будет так! Сим заявляю, что отныне и впредь буду общаться с тобой на равных, человек Макс. Слово Селестии <text:span text:style-name="T1">Эквестрийской</text:span>!</text:p>
      <text:p text:style-name="P53"><text:soft-page-break/>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3"><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1">– </text:span>Вот, читай отсюда. <text:span text:style-name="T11">– а</text:span>ликорница подчеркнула абзац копытом.</text:p>
      <text:p text:style-name="P53"/>
      <text:p text:style-name="P54">***</text:p>
      <text:p text:style-name="P54"/>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3">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text:soft-page-break/>–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text:span text:style-name="T1">с</text:span>орвалась. Мне очень стыдно. Последнее время всё идёт наперекосяк, совсем не так, как мы планировали.</text:p>
      <text:p text:style-name="P43"><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text:span text:style-name="T1">Дискордовы</text:span>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text:soft-page-break/>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h text:style-name="Heading_20_2" text:outline-level="2">4.5 Нерадивый ученик</text:h>
      <text:p text:style-name="P43"/>
      <text:p text:style-name="P34"><text:span text:style-name="T13">&lt;</text:span><text:span text:style-name="T64">Эпизод в Кантерлоте, где Луна составляет невысокое мнение об умственных способностях Макса</text:span><text:span text:style-name="T13">&gt;</text:span></text:p>
      <text:p text:style-name="P36">&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1">&gt;</text:span></text:p>
      <text:p text:style-name="P36">&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37">&lt;<text:span text:style-name="T1">Селестия лечит Макса в Кантерлоте от болячек и наркозависимости по-настоящему </text:span>(<text:span text:style-name="T1">перебирает на себя его болячки</text:span>)<text:span text:style-name="T1">.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37">&lt;<text:span text:style-name="T1">Сел показывает и даёт прочувствовать Максу корректировку орбиты Эквуса («подъём» Солнца)</text:span>&gt;</text:p>
      <text:p text:style-name="P37">&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7">&lt;Сел пытается научить Макса телепортации, и он телепортирует Агамемнона в пещеру под Кантерлотом (и учит ругательствам – в т.ч. “заебали”)&gt;</text:p>
      <text:p text:style-name="P36"/>
      <text:p text:style-name="P53">– Это очень просто, уверяю тебя. Даже совсем маленькие жеребята единорогов способны на столь простую магию. Сконцентрируйся…</text:p>
      <text:p text:style-name="P53">– Ыыых… !!!</text:p>
      <text:p text:style-name="P53">Я покраснел от натуги, но этот блядский листочек даже не шелохнулся!</text:p>
      <text:p text:style-name="P53">– Давай попробуем ещё раз. Сосредоточься на задаче. Высвободи свою силу. Ты можешь это, я вижу в тебе большой потенциал!</text:p>
      <text:p text:style-name="P53"/>
      <text:p text:style-name="P53">Куда уж больше! Эти медицинские каракули мне теперь месяц сниться будут!</text:p>
      <text:p text:style-name="P53">– Фффу-у-у! – листок закружился в воздухе от моего сердитого дуновения.</text:p>
      <text:p text:style-name="P53">Я отвернулся. Если она хочет выставить меня на посмешище, ей и напрягаться не нужно!</text:p>
      <text:p text:style-name="P53"/>
      <text:p text:style-name="P53">– Анон…</text:p>
      <text:p text:style-name="P53"><text:soft-page-break/>С лёгким вздохом аликорница положила голову мне на плечо.</text:p>
      <text:p text:style-name="P53">– Не сердись. Это моя вина. Я пытаюсь вести тебя ускоренным курсом.</text:p>
      <text:p text:style-name="P53">Я скосил на неё взгляд. Аликорница прикрыла глаза, наслаждаясь покоем. Солнечный луч зажёг золотистые искорки на её ресницах.</text:p>
      <text:p text:style-name="P53">– Не понимаю, куда ты так гонишь? Мы вполне можем заняться этим через пару недель, когда ты окрепнешь.</text:p>
      <text:p text:style-name="P53">Селестия открыла глаза и нехотя оторвала голову от моего плеча.</text:p>
      <text:p text:style-name="P53">– Нам нужно торопиться. У меня есть нехорошее чувство, а я привыкла доверять своим ощущениям.</text:p>
      <text:p text:style-name="P53">Листок с рецептом вернулся на место.</text:p>
      <text:p text:style-name="P53">– На это раз мы поступим по-другому. Есть способ ускорить процесс. – аликорница отвернулась в смятении.</text:p>
      <text:p text:style-name="P53">Я ждал.</text:p>
      <text:p text:style-name="P53">–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3">– То есть, ты хочешь сказать, что не вполне им владеешь? – помог я аликорнице. – Не волнуйся, я смеяться над тобой не буду.</text:p>
      <text:p text:style-name="P53">– Нет, в своих способностях я уверена. – рассмеялась Селестия. – Просто этот способ предполагает очень большую степень доверия между партнёрами. Поскольку он заключается в переплетении сознаний.</text:p>
      <text:p text:style-name="P53">Аликорница взглянула на меня со смущением.</text:p>
      <text:p text:style-name="P53">–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Даю слово Селестии Эквестрийской, я сотру память о минутах открытости сразу после урока. Тебе не о чём беспокоиться!</text:p>
      <text:p text:style-name="P53">Я с сомнением почесал в затылке.</text:p>
      <text:p text:style-name="P53">–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3">Я вздохнул.</text:p>
      <text:p text:style-name="P53">– Ну хорошо, хорошо, не волнуйся так. Тебе нельзя волноваться! Можно только просить тебя об одолжении?</text:p>
      <text:p text:style-name="P53">– Да?</text:p>
      <text:p text:style-name="P53">– Можно всё же не стирать мне память?</text:p>
      <text:p text:style-name="P53"/>
      <text:p text:style-name="P53"/>
      <text:p text:style-name="P53">Аликорница взглянула на луну, начинающую свой ежесуточный обход ночного неба.</text:p>
      <text:p text:style-name="P53">– Сейчас я тебе покажу, что нет принципиальной разницы при левитации больших и малых предметов. Важна лишь способность к концентрации.</text:p>
      <text:p text:style-name="P53"><text:s/></text:p>
      <text:p text:style-name="P33">&lt;в конце главы окажется, что Сел вела урок магии с больничной койки, перенапрягаясь в магии&gt;</text:p>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 и это усугубляет проблему сексуального <text:soft-page-break/>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43"/>
      <text:h text:style-name="P148" text:outline-level="2"><text:span text:style-name="T11">5. </text:span>Индиго</text:h>
      <text:p text:style-name="P43"/>
      <text:p text:style-name="P43">Я шёл в королевскую столовую, поигрывая <text:span text:style-name="T1">увесистой </text:span>ручкой в пальцах. С <text:span text:style-name="T19">позавчерашнего</text:span>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text:soft-page-break/>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text:soft-page-break/>–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Я остался сидеть в полнейшем замешательстве. </text:p>
      <text:p text:style-name="P53"/>
      <text:p text:style-name="P54">***</text:p>
      <text:p text:style-name="P53">&lt;<text:span text:style-name="T58">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text:soft-page-break/>–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lt;<text:span text:style-name="T26">Селестия достаёт из потайной щели свиток с мыслями Селестии</text:span><text:span text:style-name="T25">`<text:tab/>`</text:span>&gt;</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text:soft-page-break/>–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63">День 137344</text:p>
      <text:p text:style-name="P6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3">…</text:p>
      <text:p text:style-name="P63">День 287651</text:p>
      <text:p text:style-name="P6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3">…</text:p>
      <text:p text:style-name="P63">День 364886</text:p>
      <text:p text:style-name="P63">О небо, как я мечтаю, чтобы это поскорее закончилось! Сестра, приди скорей!</text:p>
      <text:p text:style-name="P53"/>
      <text:p text:style-name="P53">Селестия со вздохом захлопнула книгу.</text:p>
      <text:p text:style-name="P5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text:soft-page-break/>–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47" text:outline-level="2">6. Стыд</text:h>
      <text:p text:style-name="P53">&lt;<text:span text:style-name="T89">Mylene Farmer — L`Ame-Stram-Gram</text:span>&gt;</text:p>
      <text:p text:style-name="P63">~~~ Завтра на семь в библиотеке ~~~</text:p>
      <text:p text:style-name="P63"/>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4">***</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text:soft-page-break/>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text:soft-page-break/>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60">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3"><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6">&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3"><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1">— умение делегировать полномочия. Вечером того же дня я села за письменный стол.</text:span></text:p>
      <text:p text:style-name="P43">“<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4">***</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1">—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pan text:style-name="T1">8</text:span>. (40*<text:span text:style-name="T11">ctg(Pi/4)-6)/(ln(e)-sin(0))</text:span></text:h>
      <text:p text:style-name="P84">Mark Knopfler — Hill Farmers Blues — или на следующую главу (прощание)</text:p>
      <text:p text:style-name="P53"/>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1">— оставить тебе напутствие.</text:span></text:p>
      <text:p text:style-name="P63"><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oft-page-break/><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3">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63"/>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1">прекрасные создания, порядки тут з</text:span>амечательные<text:span text:style-name="T11">! Чисто, культурно, вежливо. Дворецкий </text:span><text:span text:style-name="T14">—</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text:soft-page-break/>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oft-page-break/><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1">Мне печалиться не стоит</text:p><text:p text:style-name="P141">Жизнь прекрасна и ярка</text:p><text:p text:style-name="P141">Телом молода, душою —</text:p><text:p text:style-name="P141">Как дракон морской мудра</text:p><text:p text:style-name="P141"/><text:p text:style-name="P141">Я видала взлёт империй,</text:p><text:p text:style-name="P141">Я жила среди легенд,</text:p><text:p text:style-name="P141">Древней магии мистерий</text:p><text:p text:style-name="P141">Я прилежнейший студент</text:p><text:p text:style-name="P141"/><text:p text:style-name="P141">Обожаема народом,</text:p><text:p text:style-name="P141">Уважаема врагом,</text:p><text:p text:style-name="P141">Но друзей моих немного,</text:p><text:p text:style-name="P141">Гложет душу холодом</text:p><text:p text:style-name="P141"/><text:p text:style-name="P141">Одинока и печальна,</text:p><text:p text:style-name="P141">Недоступна и строга,</text:p><text:p text:style-name="P141">Потеряла изначальный</text:p><text:p text:style-name="P141">Смысл жизни навсегда</text:p><text:p text:style-name="P141"/><text:p text:style-name="P141">Жизнь моя теперь публична,</text:p><text:p text:style-name="P141">Жизнь моя теперь для всех,</text:p><text:p text:style-name="P141">В этом — горе, в этом — счастье,</text:p><text:p text:style-name="P141">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3"><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11">–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text:soft-page-break/>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oft-page-break/><text:span text:style-name="T11">–</text:span> А водку у вас принято пить?</text:p>
      <text:p text:style-name="P41"><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3"><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1">– Это ты называешь “дружбой”? – с </text:span>улыбкой хмыкнул<text:span text:style-name="T11"> я. – </text:span>Мне нравится твоё чувство юмора.</text:p>
      <text:p text:style-name="P53">Аликорница нахмурилась.</text:p>
      <text:p text:style-name="P53"><text:span text:style-name="T11">–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3">Копыто аликорницы закрыло мне рот прежде чем я успел договорить заветное слово.</text:p>
      <text:p text:style-name="P43"><text:soft-page-break/>–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4"><text:soft-page-break/>***</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6"><text:span text:style-name="T49">– </text:span>“<text:span text:style-name="T1">Что я могу сделать, чтобы вернуть всё назад?</text:span>”</text:p>
      <text:p text:style-name="P16"><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9">– </text:span><text:span text:style-name="T35">Что бы это значило, Флер?</text:span></text:p>
      <text:p text:style-name="P16"><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пони!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oft-page-break/><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text:span><text:soft-page-break/><text:span text:style-name="T11">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3">– Ну ок. Тогда она обрадуется следующей новости: я ухожу.</text:p>
      <text:p text:style-name="P43">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3"/>
      <text:p text:style-name="P1"><text:span text:style-name="T45">&lt;</text:span><text:span text:style-name="T67">Mark Knopfler - </text:span><text:span text:style-name="T66">Hill Farmer's Blues</text:span><text:span text:style-name="T45">&gt;</text:span></text:p>
      <text:p text:style-name="P45">***</text:p>
      <text:p text:style-name="P43"><text:soft-page-break/></text:p>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6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63">–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3">Имя её было Селестия.</text:p>
      <text:p text:style-name="P63">За ней последовала и сестра её, <text:span text:style-name="T11">Луна</text:span>.</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text:soft-page-break/>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76">мино</text:span>тавра?</text:p>
      <text:p text:style-name="P63">– <text:s/>Тебя забрать я ему не дам. А в дядю не тыкай копытом, это невежливо! Спи уже, моя маленькая!</text:p>
      <text:p text:style-name="P63">– Поцелуй меня на ночь, мам!</text:p>
      <text:p text:style-name="P63">– Конечно, моя хорошая...</text:p>
      <text:p text:style-name="P63"/>
      <text:p text:style-name="P43">Вагоны убаюкивающе перестукивались по рельсам, унося меня прочь от Кантерлота. Я перевернулся на другой бок и провалился в сон.</text:p>
      <text:p text:style-name="P85">&lt;https://www.youtube.com/watch?v=Py9SDdYGFrQ&gt;</text:p>
      <text:h text:style-name="Heading_20_2" text:outline-level="2">10. Понивилль</text:h>
      <text:p text:style-name="P43"/>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text:soft-page-break/>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text:span text:style-name="T1">четверть</text:span> арбуза каждое.</text:p>
      <text:p text:style-name="P43">– Ред <text:span text:style-name="T1">Гала</text:span>? Две серебряшки.</text:p>
      <text:p text:style-name="P43">– Куча?</text:p>
      <text:p text:style-name="P43">– Ну ты даёшь! – хмыкнула Эпплджек. – Даже не смешно.</text:p>
      <text:p text:style-name="P43">– Неужели штука?</text:p>
      <text:p text:style-name="P43">Поня<text:span text:style-name="T1">х</text:span>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1">“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4">***</text:p>
      <text:p text:style-name="P43"/>
      <text:p text:style-name="P136"><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text:soft-page-break/>–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3"><text:span text:style-name="T11">–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4">***</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у френдпони».</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text:span><text:soft-page-break/><text:span text:style-name="T16">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text:soft-page-break/>–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3">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 В сейфе, я в курсе.</text:p>
      <text:p text:style-name="P63"/>
      <text:p text:style-name="P64">***</text:p>
      <text:p text:style-name="P81">&lt;Seal — Amazing <text:span text:style-name="T1">(T</text:span><text:span text:style-name="T11">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8">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2">***</text:p>
      <text:p text:style-name="P1"/>
      <text:p text:style-name="P63">Дата: 12.04.1003 А.С.</text:p>
      <text:p text:style-name="P63">Эксперимент: заклинание Воплощения Индрэ</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Фигасе... Человеки рулят...» <text:span text:style-name="T15">—</text:span><text:span text:style-name="T16"> </text:span><text:span text:style-name="T70">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3">&lt;<text:span text:style-name="T69">d.notive — Talking Flight</text:span>&gt;</text:p>
      <text:p text:style-name="P63"><text:soft-page-break/>Дата: 12.04.1003 А.С.</text:p>
      <text:p text:style-name="P63">Эксперимент: заклинание Воплощения Индрэ</text:p>
      <text:p text:style-name="P63">Испытуемая: Рэрити</text:p>
      <text:p text:style-name="P63">Синопсис: запись сна со слов испытуемой</text:p>
      <text:p text:style-name="P63">Замечания: замечаний нет</text:p>
      <text:p text:style-name="P63"/>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8">чёрный экран?</text:span></text:p>
      <text:p text:style-name="P50"/>
      <text:p text:style-name="P54">***</text:p>
      <text:p text:style-name="P53"/>
      <text:p text:style-name="P63">Дата: 12.04.1003 А.С.</text:p>
      <text:p text:style-name="P63">Эксперимент: заклинание Воплощения Индрэ</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Примечания: через месяц волосы Пинки пришли в обычное состояние, хотя при встрече с Рэйнбоу Дэш она по прежнему прячет глаза.</text:p>
      <text:p text:style-name="P63"/>
      <text:p text:style-name="P64">***</text:p>
      <text:p text:style-name="P63"><text:soft-page-break/></text:p>
      <text:p text:style-name="P63">Дата: 12.04.1003 А.С.</text:p>
      <text:p text:style-name="P63">Эксперимент: заклинание Воплощения Индрэ</text:p>
      <text:p text:style-name="P63">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2">***</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8"/>
      <text:h text:style-name="Heading_20_2" text:outline-level="2">12. День сурка</text:h>
      <text:p text:style-name="P16">&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3">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4">—</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6"><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1">– </text:span>Ты?!</text:p>
      <text:p text:style-name="P98"><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8"><text:span text:style-name="T11">– М</text:span>ожет тогда, ты скажешь, что в нём пошло не так и почему к вам попал я, а не сверхаликорн?</text:p>
      <text:p text:style-name="P98"><text:span text:style-name="T11">– </text:span>Не скажу. Заклинания Стар Свирла Бородатого обычно если срабатывают, то без ошибок.</text:p>
      <text:p text:style-name="P53"><text:span text:style-name="T11">– Если </text:span>только <text:span text:style-name="T11">их правильно вызывают. – </text:span>пробурчал Спайк, возвращаясь в корзинку.</text:p>
      <text:p text:style-name="P41"><text:span text:style-name="T11">–</text:span> <text:span text:style-name="T1">Эмм. </text:span>Что он имел ввиду?</text:p>
      <text:p text:style-name="P41"><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1"><text:span text:style-name="T11">– </text:span><text:span text:style-name="T1">Да, завершилось всё препаршиво. Принцесса Луна сказала, лучше бы её обратно на Луну закинули.</text:span></text:p>
      <text:p text:style-name="P41"><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1">– </text:span><text:span text:style-name="T1">Хм. Нет.</text:span></text:p>
      <text:p text:style-name="P41"><text:span text:style-name="T11">– </text:span><text:span text:style-name="T1">А друзья?</text:span></text:p>
      <text:p text:style-name="P41"><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1">Чужестранец-примат разбил сердце нашей обожаемой Селестии! Двор в отчаянии </text:span><text:span text:style-name="T15">—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1">– </text:span>Привет, Эй-Джей! У тебя проблемы?</text:p>
      <text:p text:style-name="P53"><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1">–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1">–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
      <text:p text:style-name="P53">…</text:p>
      <text:p text:style-name="P53"><text:soft-page-break/></text:p>
      <text:p text:style-name="P53">Собрав инструмент, я потолкал тележку назад-вперёд.</text:p>
      <text:p text:style-name="P53"><text:span text:style-name="T11">– Г</text:span>отово. Принимай работу, хозяйка!</text:p>
      <text:p text:style-name="P53">Эпплджек стиснула меня в сокрушающих объятиях.</text:p>
      <text:p text:style-name="P53"><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1">–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1">–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0">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0">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1">– </text:span>Свободно? <text:span text:style-name="T11">– </text:span>спросил я у единственной пони, сидящей за столиком.</text:p>
      <text:p text:style-name="P53"><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text:span text:style-name="T11">– <text:s/></text:span>Пирог с грибами, яишницу и чизкейк<text:span text:style-name="T11"> – </text:span>сообщил я подошедшей официантке.</text:p>
      <text:p text:style-name="P53"><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3"><text:span text:style-name="T11">–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11">– </text:span>Вы, наверное, ждёте кого-то?</text:p>
      <text:p text:style-name="P55"><text:span text:style-name="T11">– </text:span>Неа.</text:p>
      <text:p text:style-name="P55"><text:span text:style-name="T11">– </text:span>Просто обедаете?</text:p>
      <text:p text:style-name="P55"><text:span text:style-name="T11">– </text:span>Неа.</text:p>
      <text:p text:style-name="P55"><text:span text:style-name="T11">– </text:span>Просто сидите и мрачно смотрите на меня?</text:p>
      <text:p text:style-name="P55"><text:span text:style-name="T11">– </text:span>Неа.</text:p>
      <text:p text:style-name="P55"><text:soft-page-break/>Хм, а эта пони не из разговорчивых. Ну ладно.</text:p>
      <text:p text:style-name="P55"><text:span text:style-name="T11">– </text:span>А что же вы делаете?</text:p>
      <text:p text:style-name="P55"><text:span text:style-name="T11">– </text:span>Веселюсь. <text:span text:style-name="T11">– </text:span>мрачно заявила пони.</text:p>
      <text:p text:style-name="P55"><text:span text:style-name="T11">– </text:span>Если я вас достал, то так и скажите. Извините.</text:p>
      <text:p text:style-name="P55">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11">– </text:span>Привет, Анон!</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11">– </text:span>Мы с вами раньше встречались?</text:p>
      <text:p text:style-name="P55"><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11">– </text:span>Оставь, Салвер.<text:span text:style-name="T11"> </text:span>Ему за счёт заведения.</text:p>
      <text:p text:style-name="P53"><text:span text:style-name="T11">– </text:span>Ясно, мисс Пинки. <text:span text:style-name="T11">– </text:span>официантка кивнула и ушла.</text:p>
      <text:p text:style-name="P53"><text:span text:style-name="T11">– Ч</text:span>его-о-о?<text:span text:style-name="T11"> </text:span>Так это твой бар?</text:p>
      <text:p text:style-name="P53"><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3"><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1">– </text:span>У меня есть идея получше. <text:span text:style-name="T11">– </text:span>на свет показалась фляга Большого Макинтоша.</text:p>
      <text:p text:style-name="P53"><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1">– </text:span>Починил телегу. Только молчок про самогон, раз уж ты в курсе. <text:span text:style-name="T11">– </text:span>я разлил сидр по чашкам.</text:p>
      <text:p text:style-name="P53"><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oft-page-break/><text:s/>Сидр Биг Мака на вкус был безобидным, чуть забродившим яблочным соком. Я выпил полную чашку и заявил Пинки:</text:p>
      <text:p text:style-name="P53"><text:span text:style-name="T11">–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11">– У </text:span>тебя такая смешная мордочка! <text:span text:style-name="T11">– </text:span>захихикали Пинки, покачиваясь. <text:span text:style-name="T11">– </text:span>Как будто ты <text:span text:style-name="T70">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1">– </text:span>Эммм... Скажи-ка мне, мой друг П-п-пинки... Легенда про фаэри <text:span text:style-name="T16">— </text:span><text:span text:style-name="T70">эт правда?</text:span></text:p>
      <text:p text:style-name="P53"><text:span text:style-name="T16">– </text:span><text:span text:style-name="T70">Какая из? Их много, вообще-то. Ик!</text:span></text:p>
      <text:p text:style-name="P53"><text:span text:style-name="T16">– </text:span><text:span text:style-name="T70">Про принцесс. Про то, что они фаэри, спустившиеся с неба во плоти, чтоб помогать пони управлять Эквестрией?</text:span></text:p>
      <text:p text:style-name="P53"><text:span text:style-name="T16">– </text:span><text:span text:style-name="T70">Макс, </text:span><text:span text:style-name="T16">– </text:span><text:span text:style-name="T70">захихикала Пинки, взъерошив копытами розовые кудряшки и попытавшись соорудить из них бороду, </text:span><text:span text:style-name="T16">–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16">–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6">– </text:span><text:span text:style-name="T70">Ты что-о-о! Нельзя любить фаэри! Она похитит твоё сердце, и ты будешь искать её, пока не... </text:span><text:span text:style-name="T16">– </text:span><text:span text:style-name="T70">Пинки погрузилась в так и не съеденный салат «по-Кантерлотски» и захрапела.</text:span></text:p>
      <text:p text:style-name="P53"><text:span text:style-name="T16">– </text:span><text:span text:style-name="T70">Пока не умру?</text:span></text:p>
      <text:p text:style-name="P53"><text:span text:style-name="T16">– </text:span><text:span text:style-name="T70">Нет, глупенький, </text:span><text:span text:style-name="T16">– </text:span><text:span text:style-name="T70">пробулькала Пинки из миски. </text:span><text:span text:style-name="T16">– </text:span><text:span text:style-name="T70">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6"><text:soft-page-break/><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6"><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6"><text:span text:style-name="T11">– </text:span>У нас?</text:p>
      <text:p text:style-name="P56">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11">– </text:span>Стооой! <text:span text:style-name="T11">– </text:span>заорал я. <text:span text:style-name="T11">– </text:span>Выпрыгивай из бочки!!!</text:p>
      <text:p text:style-name="P56">Кобылка-пилот улыбнулась и постукала копытцем по шлему, показывая, что не слышит меня.</text:p>
      <text:p text:style-name="P56"><text:span text:style-name="T11">– </text:span>Выпрыгивааа... <text:span text:style-name="T11">–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11">– </text:span>Смотри, вот те и ответ на вопрос, куда деваются пони!</text:p>
      <text:p text:style-name="P56"><text:span text:style-name="T11">– </text:span>Где? <text:span text:style-name="T11">– </text:span>единорожка начала оглядываться.</text:p>
      <text:p text:style-name="P56"><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6"><text:soft-page-break/><text:span text:style-name="T11">– </text:span>И что? Я всё равно не пойму, куда пони деваются? И куда пропала Скуталу?</text:p>
      <text:p text:style-name="P56"><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3"/>
      <text:p text:style-name="P65">Приветствую тебя, мой маленький человек!</text:p>
      <text:p text:style-name="P6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5"><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text:soft-page-break/>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11">P.S. Н</text:span>е гневите мироздание воровством! <text:span text:style-name="T31">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5"/>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text:soft-page-break/>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3"/>
      <text:h text:style-name="Heading_20_2" text:outline-level="2">13. Мэйнхэттен</text:h>
      <text:p text:style-name="P87">ZZ Top – Gimme all your lovin</text:p>
      <text:p text:style-name="P87">Mothley Crue – Kick Start My Heart</text:p>
      <text:p text:style-name="P56"><text:span text:style-name="T11">–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11">– </text:span>Не отсылается. Глюк какой-то.</text:p>
      <text:p text:style-name="P56">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6"><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6"><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11">– </text:span>Это неправильно! <text:span text:style-name="T11">– </text:span>заявила Рэйнбоу Дэш, отвернувшись от окна.</text:p>
      <text:p text:style-name="P56"><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6"><text:span text:style-name="T11">– </text:span>Да я не про то! <text:span text:style-name="T11">– </text:span>отмахнулась пегаска. <text:span text:style-name="T11">– </text:span>Посмотри на поле.</text:p>
      <text:p text:style-name="P56"><text:span text:style-name="T11">– </text:span>И что? Поле как поле.</text:p>
      <text:p text:style-name="P56"><text:span text:style-name="T11">– </text:span>Оно не убрано. <text:span text:style-name="T11">– </text:span>мрачно ответила пегаска. <text:span text:style-name="T11">– </text:span>Ужас, сколько кукурузы пропадает!</text:p>
      <text:p text:style-name="P56">Я присмотрелся получше и указал ей на очередной городок, проносящийся за окном.</text:p>
      <text:p text:style-name="P56"><text:span text:style-name="T11">– </text:span>У самого посёлка поля убраны. Наверняка дойдёт дело и до остальных.</text:p>
      <text:p text:style-name="P56"><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oft-page-break/><text:span text:style-name="T11">– </text:span>Спасибо, но от пинкиных плюшек у меня фланки округляются.</text:p>
      <text:p text:style-name="P56"><text:span text:style-name="T11">– </text:span>Да ладно тебе, Рэйнбоу Дэш! От одной не округлятся.</text:p>
      <text:p text:style-name="P56"><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11"> </text:span>Как будто…</text:p>
      <text:p text:style-name="P56"><text:span text:style-name="T11">–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11">–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11">– </text:span>Что за…?</text:p>
      <text:p text:style-name="P12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11">– </text:span>Леди и джентльпони! Просьба не паниковать! Поезд дальше не идёт: впереди провал! <text:span text:style-name="T11">– </text:span>крикнул проводник.</text:p>
      <text:p text:style-name="P56"><text:span text:style-name="T11">– </text:span>Какой ещё, в дышло, провал? Я проезжал тут два дня назад!</text:p>
      <text:p text:style-name="P56"><text:span text:style-name="T11">– </text:span>Безобразие! Верните мне деньги за билет!</text:p>
      <text:p text:style-name="P56"><text:span text:style-name="T11">– </text:span>Как вы смеете! Я опоздаю в порт! <text:s/><text:span text:style-name="T11">–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6"><text:span text:style-name="T11">– </text:span>Дэш, нам надо на ту сторону.</text:p>
      <text:p text:style-name="P56"><text:span text:style-name="T11">– </text:span>Нет проблем. Я могу тебя перенести.</text:p>
      <text:p text:style-name="P56">Я с сомнением посмотрел на пегаску. Дэш в холке была мне по пояс.</text:p>
      <text:p text:style-name="P56"><text:span text:style-name="T11">–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6">Мля.</text:p>
      <text:p text:style-name="P56"><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soft-page-break/>…</text:p>
      <text:p text:style-name="P56">Я валялся на насыпи и трясся как в лихорадке. От пережитого шока меня тошнило. Ёбаная Селестия!</text:p>
      <text:p text:style-name="P56"><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11">– </text:span>Я чувствую, что только что упустил отличную возможность отлить на вселенную!</text:p>
      <text:p text:style-name="P56"/>
      <text:p text:style-name="P5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6"><text:span text:style-name="T11">– </text:span>Удостоверение личности предъявлять? <text:span text:style-name="T11">– </text:span>осведомился я.</text:p>
      <text:p text:style-name="P56"><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6">Дэш, ни слова не говоря, прислонила ухо к двери.</text:p>
      <text:p text:style-name="P56"><text:span text:style-name="T11">– </text:span>Будешь смеяться, но именно этим он и занят. Вызывает полицию по телефону. <text:span text:style-name="T11">– </text:span>сообщила пегаска.</text:p>
      <text:p text:style-name="P56"><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oft-page-break/><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11">– </text:span>Сколько у нас времени?</text:p>
      <text:p text:style-name="P56">Дэш почесала в затылке.</text:p>
      <text:p text:style-name="P56"><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11">–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Разумеется, полиция приехала, как только мы обнаружили эти чёртовы резонаторы — иначе ж и быть не могло!</text:p>
      <text:p text:style-name="P56"/>
      <text:p text:style-name="P56">…</text:p>
      <text:p text:style-name="P56"/>
      <text:p text:style-name="P56">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6">Снаружи послышался вой сирены и цокот множества копыт.</text:p>
      <text:p text:style-name="P56"><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11">– </text:span>Это твои двадцать минут? <text:span text:style-name="T11">– </text:span>возмутился я. <text:span text:style-name="T11">– </text:span>Да ещё и десяти не прошло!</text:p>
      <text:p text:style-name="P56">Дэш вымучено скривилась.</text:p>
      <text:p text:style-name="P56"><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6">Я разбил топором стеклянные дверцы прибора и вытащил рубины.</text:p>
      <text:p text:style-name="P56"><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oft-page-break/><text:span text:style-name="T11">– </text:span>Ну уж фигушки. Я тебя тут не оставлю.</text:p>
      <text:p text:style-name="P56"><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11">– Н</text:span>е тупи! <text:span text:style-name="T11">– </text:span>упрямо мотнула головой пегаска. <text:span text:style-name="T11">–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11">– </text:span>Быстро за мной! <text:span text:style-name="T11">–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11">– Ю-</text:span>хууу<text:span text:style-name="T11">!!!</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11">–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11">– </text:span>Макс, подвинься!</text:p>
      <text:p text:style-name="P56">Пегаска оттеснила меня крупом и повернулась к двери задом.</text:p>
      <text:p text:style-name="P56"><text:span text:style-name="T11">–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11">– </text:span>Ты чего на меня так уставился? <text:span text:style-name="T11">– </text:span>подозрительно спросила пегаска.</text:p>
      <text:p text:style-name="P56"><text:span text:style-name="T11">– </text:span>Да так… Не ожидал, что ты такая…</text:p>
      <text:p text:style-name="P56"><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oft-page-break/><text:span text:style-name="T11">– </text:span>Ты! Не! По! Нял! Те! Бе! Не! Льзя! Тут! Ос! Та! ВАТЬСЯ!!! <text:span text:style-name="T11">–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pan text:style-name="T11">– </text:span>Ты чего делаешь??! Пипец,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6">Некоторое время было тихо. Потом хлопнули ставни и чей-то сонный голос недовольно пробормотал:</text:p>
      <text:p text:style-name="P56"><text:span text:style-name="T11">–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11">–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11">– </text:span>Так-так, посмотрим, что тут у нас. Ага. Гм. Это наверняка тот монстр-примат, о котором писали в газетах. Занятно.</text:p>
      <text:p text:style-name="P56">Я крутился в телекинетическом поле перед единорожкой как некий диковинный экспонат шоу уродцев.</text:p>
      <text:p text:style-name="P56"><text:span text:style-name="T11">– </text:span>А это у нас кто? Гмм. Пегаска. Вот так раз! Рэйнбоу Дэш! Какими судьбами?</text:p>
      <text:p text:style-name="P56"><text:span text:style-name="T11">– </text:span>ТРИКСИ! <text:span text:style-name="T11">– <text:s/></text:span>фейсхуфнула Дэш. <text:span text:style-name="T11">– </text:span>Во имя Селестии, ЧТО ты тут делаешь?!!</text:p>
      <text:p text:style-name="P56"><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6"><text:soft-page-break/><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6"><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11">– </text:span>Ей ведь нельзя рассказывать, да?</text:p>
      <text:p text:style-name="P56"><text:span text:style-name="T11">– </text:span>Нельзя. <text:span text:style-name="T11">– </text:span>подтвердил я. <text:span text:style-name="T11">–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11">– </text:span>ОГО!</text:p>
      <text:p text:style-name="P56">Единорожка аж уселась на крыльцо от удивления.</text:p>
      <text:p text:style-name="P56"><text:span text:style-name="T11">– </text:span>Представлем себе, ЧТО вы скрываете, если ты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11">– </text:span>Мы приняли решение не выдавать вас полиции в обмен на то, что вы расскажете нам о вашей секретной миссии!</text:p>
      <text:p text:style-name="P56"><text:span text:style-name="T11">– </text:span>Не пойдёт! <text:span text:style-name="T11">– </text:span>заявил я. <text:span text:style-name="T11">– </text:span>Я уже сказал, что это тайна. Мне добавить нечего.</text:p>
      <text:p text:style-name="P56"><text:span text:style-name="T11">– </text:span>Да неужели? <text:span text:style-name="T11">– </text:span>захлопала ресницами Трикси. <text:span text:style-name="T11">–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
      <text:p text:style-name="P56">…</text:p>
      <text:p text:style-name="P46"/>
      <text:p text:style-name="P56"><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6"><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11">– </text:span>Стой! Что ты там сказала о Селестии?</text:p>
      <text:p text:style-name="P56"><text:soft-page-break/>Трикси молча левитировала мне газеты с трюмо.</text:p>
      <text:p text:style-name="P56">…</text:p>
      <text:p text:style-name="P56">Фак! Фак-фак-фак!!!</text:p>
      <text:p text:style-name="P56">«<text:span text:style-name="T31">Исчезновение дневной главы диархии: Эквестрия в панике!</text:span>» (статья двухдневной давности).</text:p>
      <text:p text:style-name="P56">«<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6">«<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6">«<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6"><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56"><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11">–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6"/>
      <text:p text:style-name="P56"><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Трижды дерьмо!!! Я забыл, что для проведения эксперимента, нам нужна помощь Селестии!</text:p>
      <text:p text:style-name="P56"/>
      <text:p text:style-name="P71"><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1">Show must go on!</text:span></text:p>
      <text:p text:style-name="P56">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6">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7"/>
      <text:h text:style-name="Heading_20_2" text:outline-level="2">14. <text:span text:style-name="T1">Деградация</text:span></text:h>
      <text:p text:style-name="P46">&lt;<text:span text:style-name="T74">David Bowie - Lets Dance/ Ashes To Ashes</text:span></text:p>
      <text:p text:style-name="P46"><text:span text:style-name="T74">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text:soft-page-break/>–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7">***</text:p>
      <text:p text:style-name="P56"/>
      <text:p text:style-name="P56">Три дня спустя…</text:p>
      <text:p text:style-name="P56"/>
      <text:p text:style-name="P56">«<text:span text:style-name="T31">Добро пожаловать в Груммингтон! Вам здесь рады!</text:span></text:p>
      <text:p text:style-name="P56"><text:span text:style-name="T31">Население города </text:span><text:span text:style-name="T75">302 пони</text:span><text:span text:style-name="T31">.</text:span></text:p>
      <text:p text:style-name="P56"><text:span text:style-name="T75">250 пони</text:span><text:span text:style-name="T31">.</text:span></text:p>
      <text:p text:style-name="P56"><text:span text:style-name="T75">125 поней</text:span><text:span text:style-name="T31">.</text:span></text:p>
      <text:p text:style-name="P56"><text:span text:style-name="T31">54 паня.</text:span>»</text:p>
      <text:p text:style-name="P56"/>
      <text:p text:style-name="P5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6"><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3">Дружба </text:span><text:span text:style-name="T40">—</text:span><text:span text:style-name="T23"> </text:span><text:span text:style-name="T3">э</text:span><text:span text:style-name="T23">то, </text:span><text:span text:style-name="T77">так её </text:span><text:span text:style-name="T3">разэтак</text:span><text:span text:style-name="T77">,</text:span><text:span text:style-name="T23"> магия!</text:span><text:span text:style-name="T62">»</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 Вроде не сплю — боль чувствуется. Тогда какого сена я падаю?!!</text:p>
      <text:p text:style-name="P56">–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text:soft-page-break/>–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 Ы-ы-ы!!!»</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p>
      <text:p text:style-name="P56">–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text:soft-page-break/>–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 Хорошая… ммм… сказка… – пробормотала пегаска сонно. Зевнув во весь рот она потянулась и, прижавшись к моей ноге, заснула.</text:p>
      <text:p text:style-name="P56">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75">37 пни</text:span></text:p>
      <text:p text:style-name="P73">24пн</text:p>
      <text:p text:style-name="P73">15</text:p>
      <text:p text:style-name="P56"><text:span text:style-name="T31">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6">«<text:span text:style-name="T31">Добро пожаловать в Груммингтон! Вам здесь рады!</text:span></text:p>
      <text:p text:style-name="P56"><text:span text:style-name="T31">Население города </text:span><text:span text:style-name="T75">302 пони</text:span><text:span text:style-name="T31">.</text:span></text:p>
      <text:p text:style-name="P56"><text:span text:style-name="T75">250 пони</text:span><text:span text:style-name="T31">.</text:span></text:p>
      <text:p text:style-name="P56"><text:soft-page-break/><text:span text:style-name="T75">125 поней</text:span><text:span text:style-name="T31">.</text:span></text:p>
      <text:p text:style-name="P56"><text:span text:style-name="T31">54 паня.</text:span>»</text:p>
      <text:p text:style-name="P56">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УУУУУУРРРРРРГГГГХХХХХХХ!!!<text:span text:style-name="T11">&lt;</text:span><text:span text:style-name="T61">Metallica-Enter Sandman</text:span><text:span text:style-name="T11">&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46">&lt;<text:span text:style-name="T60">Kiss – I Was Made For Lovin’ You</text:span>&gt;</text:p>
      <text:p text:style-name="P56">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text:soft-page-break/>Я поднял кусок газеты, прибитый ветром к ограждению и быстро пробежался по заголовкам.</text:p>
      <text:p text:style-name="P56">«<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6">На ближайшем же столб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Пегаска критически оглядела меня.</text:p>
      <text:p text:style-name="P5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6">…</text:p>
      <text:p text:style-name="P56">Когда дорожное покрытие слилось в сплошную серую полосу, а руль самоката начал у меня в руках вибрировать от скорости, я заорал:</text:p>
      <text:p text:style-name="P56"><text:soft-page-break/>–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Я положил самокат и на трясущихся ногах приближался к ней. Сердце ходило ходуном где-то в районе пяток.</text:p>
      <text:p text:style-name="P56">– Дэш, ты это нарочно? Про «клячу» и всё такое?</text:p>
      <text:p text:style-name="P56">– А что такое? – невинно спросила пегаска, полуобернувшись ко мне задом.</text:p>
      <text:p text:style-name="P56">–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6">– <text:s/>А того, что я тебя сейчас!..</text:p>
      <text:p text:style-name="P56">ХЛОП!</text:p>
      <text:p text:style-name="P5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6">– Бггг! – <text:s/>заржала пегаска. – Макс,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 Да? Это клёво. – успокоилась Дэш. – А можно попросить тебя об одной вещи?</text:p>
      <text:p text:style-name="P56">– Да?</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тогда была такой милой тогда.</text:p>
      <text:p text:style-name="P56">Дэш насупилась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 Но ты не плачешь.</text:p>
      <text:p text:style-name="P56">Я задумался.</text:p>
      <text:p text:style-name="P56"><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Я засмеялся.</text:p>
      <text:p text:style-name="P56">– Кто-то встаёт и раньше. Но не в этом проблема. У нас... Как бы это сказать... очень холодно.</text:p>
      <text:p text:style-name="P56">–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6">– Нет, я не то имел ввиду. Холодно не в физическом смысле. В душевном.</text:p>
      <text:p text:style-name="P56">Пегаска всмотрелась мне в лицо, как будто впервые видя его.</text:p>
      <text:p text:style-name="P56">– Ты имеешь ввиду, что тебе утром некому сказать: «Привет, хорошего дня»?</text:p>
      <text:p text:style-name="P56">– Да, примерно это я имел ввиду.</text:p>
      <text:p text:style-name="P56">– Сочувствую. Без друзей не прикольно. Всем нужны друзья. Даже Дискорду, дискорд его забери!</text:p>
      <text:p text:style-name="P56">Пегаска вдруг стала на задние ноги, положив передние мне на плечи.</text:p>
      <text:p text:style-name="P56">– Макс! В Эквестрии у тебя всегда будут друзья, что бы ни случилось!</text:p>
      <text:p text:style-name="P56">Я растроганно обнял пегаску и погладил её по шее.</text:p>
      <text:p text:style-name="P56">– Спасибо, Дэш. Это просто здорово!</text:p>
      <text:p text:style-name="P56">…</text:p>
      <text:p text:style-name="P56">Оставляя на прилавке очередной пустующей филлидельфийской лавки монетку, я озабоченно заметил:</text:p>
      <text:p text:style-name="P5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Я пропустил замечание пегаски мимо ушей и продолжил паковать рюкзак.</text:p>
      <text:p text:style-name="P5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6">– Надеюсь, с ним ничего не случится. – озабоченно сказал я. – Иначе придётся объясняться с Трикси.</text:p>
      <text:p text:style-name="P56">– Ерунда! В крайнем случае, купишь ей новый.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Скидывай! – скомандовала пегаска, указав на рюкзак.</text:p>
      <text:p text:style-name="P56">– В чём дело?</text:p>
      <text:p text:style-name="P56">Пегаска молча потянула зубами за шлейку рюкзака, сдёргивая его с меня.</text:p>
      <text:p text:style-name="P56">– Дэш, ты чего?</text:p>
      <text:p text:style-name="P56">Пегаска раскрыла рюкзак и стала копаться в нём.</text:p>
      <text:p text:style-name="P56">– Я могу нести тебя, когда ты весишь семьдесят килограмм. – больший из двух котелков отправился в провал.</text:p>
      <text:p text:style-name="P56"><text:soft-page-break/>– Я могу тянуть тебя, когда ты весишь восемьдесят килограмм. – две трети наших запасов картошки и ухнули следом.</text:p>
      <text:p text:style-name="P56">– Я могу тащить тебя, даже когда ты весишь девяносто! – насос и запасное колесо к самокату улетели туда же.</text:p>
      <text:p text:style-name="P56">– Но мы не договаривались, что ты будешь весить под сто десять только потому, что дорвался до бесплатных магазинов! Лягать, это уже слишком!</text:p>
      <text:p text:style-name="P56">–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56">…</text:p>
      <text:p text:style-name="P5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уже вижу Кантерлот. Ещё день пути — и сворачиваем к Понивиллю.</text:p>
      <text:p text:style-name="P56">– А ты выдержишь?</text:p>
      <text:p text:style-name="P56">Пегаска фыркнула.</text:p>
      <text:p text:style-name="P56">– Я-то выдержу. Самокат — нет.</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6">– «Трасса 52» – прочла Дэш на табличке. – Что-то я не помню тут никаких трасс. Наверное, недавно построили.</text:p>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6">– Дэ-э-эш! Тормози-и-и!!!</text:p>
      <text:p text:style-name="P56">– Чего-о-о?! Не слышу!!!</text:p>
      <text:p text:style-name="P56">КРАК!!!</text:p>
      <text:p text:style-name="P56"><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6"/>
      <text:p text:style-name="P56">…</text:p>
      <text:p text:style-name="P56"/>
      <text:p text:style-name="P66">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66"><text:s/>В какой-то момент пришло осознание.</text:p>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6">– Док, позавчерашний приходит в сознание!</text:p>
      <text:p text:style-name="P66">– Следи за давлением.</text:p>
      <text:p text:style-name="P66">В поле зрения появляется предмет. Сквозь ресницы видны только его расплывчатые очертания. Предмет движется, проводя какие-то манипуляции.</text:p>
      <text:p text:style-name="P66">Я открываю глаза и вижу фигуру в голубом.</text:p>
      <text:p text:style-name="P6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 Больной, как вы себя чувствуете? Вы можете назвать своё имя?</text:p>
      <text:p text:style-name="P66">Я закрываю глаза и пытаюсь вспомнить.</text:p>
      <text:p text:style-name="P6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Ма-а-акс! Ма-а-акс! Ма-а-акс!</text:p>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6">Я открываю глаза и вижу фигуру в голубом.</text:p>
      <text:p text:style-name="P66"/>
      <text:p text:style-name="P56"><text:soft-page-break/>…</text:p>
      <text:p text:style-name="P56"/>
      <text:p text:style-name="P56">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6">– Ма-а-акс! Ма-а-акс! Встава-а-ай!</text:p>
      <text:p text:style-name="P56">– И как я, интересно, могу встать, если ты стоишь прямо надо мной? – с трудом отвечаю я.</text:p>
      <text:p text:style-name="P56">– Хорош умничать! – буркнула пегаска сквозь слёзы. – Макс?!!</text:p>
      <text:p text:style-name="P56">Я был полузадушен силой объятий пегаски.</text:p>
      <text:p text:style-name="P56">– Что-то я слишком часто реву с тех пор, как мы познакомились. – пробормотала Дэш, прижавшись ко мне. – Это не круто.</text:p>
      <text:p text:style-name="P56">– Ещё как круто! – утешил пегаску я. – Ты мне всю рубашку промочила. Прямо как водомётная машина.</text:p>
      <text:p text:style-name="P56">–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5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6">Дэш почесала в затылке.</text:p>
      <text:p text:style-name="P5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6">Вроде, не издевается.</text:p>
      <text:p text:style-name="P56">– Дэш!</text:p>
      <text:p text:style-name="P56">– Ась?</text:p>
      <text:p text:style-name="P56">Пегаска с невинным видом уставилась на меня, практически упёршись своим носом в мой.</text:p>
      <text:p text:style-name="P56">– Я бегаю ещё хуже, чем ты таскаешь фургоны. То есть, чуть лучше, чем никак.</text:p>
      <text:p text:style-name="P56">Пегаска критически осмотрела меня и помотала головой.</text:p>
      <text:p text:style-name="P56">– Фиговые у тебя шутки. Не смешные.</text:p>
      <text:p text:style-name="P56">– Дэш, я не шучу.</text:p>
      <text:p text:style-name="P56">– Не верю. – пегаска провела крылом по моей ноге от пояса до пятки. – У тебя очень длинные ноги. Почти как у аликорнов. Ты не можешь плохо бегать.</text:p>
      <text:p text:style-name="P5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6"><text:span text:style-name="T11">–</text:span> А какой у тебя там был образ жизни?</text:p>
      <text:p text:style-name="P56"><text:span text:style-name="T11">–</text:span> Сидячий. Каждый день по восемь-десять часов в день на стуле, перед компьютером. Иногда и по двенадцать.</text:p>
      <text:p text:style-name="P56">У Дэш отвалилась челюсть.</text:p>
      <text:p text:style-name="P56"><text:span text:style-name="T11">–</text:span> Дискордовы яйца! Ты сидел в тюрьме? За что тебя посадили?</text:p>
      <text:p text:style-name="P56"><text:soft-page-break/><text:span text:style-name="T11">–</text:span> Я не сидел в тюрьме! У меня работа сидячая. Была. Программисты так работают, понимаешь? Сидя. У нас это в порядке вещей.</text:p>
      <text:p text:style-name="P56">Пегаска неверяще смотрела на меня. Потом её удивление сменилось сочувствием. Она схватилась за голову.</text:p>
      <text:p text:style-name="P56"><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2">пишешь</text:span><text:span text:style-name="T52">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6"><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8">– Не парься. Просто исходи из того, что до Понивилля мы доберёмся шагом. И ещё вот что…</text:p>
      <text:p text:style-name="P58">– Да?</text:p>
      <text:p text:style-name="P58">– Слезь с меня наконец!</text:p>
      <text:p text:style-name="P58"/>
      <text:p text:style-name="P57">***</text:p>
      <text:p text:style-name="P56"/>
      <text:p text:style-name="P56">Два дня спустя…</text:p>
      <text:p text:style-name="P56"/>
      <text:p text:style-name="P56">Мы стояли на берегу Седлового озера. Дэш озадаченно осматривалась.</text:p>
      <text:p text:style-name="P58">–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8">–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8">Пегаска <text:span text:style-name="T11">сконфужено</text:span> заметила:</text:p>
      <text:p text:style-name="P58">– Я в этих краях впервые. И обычно я путешествую по воздуху или поездом.</text:p>
      <text:p text:style-name="P5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8">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58">– Ну что, отправляемся? – Дэш свеслилась с носа, глядя в зеленоватую воду. – Как лодку назовёшь, кэп?</text:p>
      <text:p text:style-name="P58">– «Две банки». – буркнул я.</text:p>
      <text:p text:style-name="P47"/>
      <text:p text:style-name="P47"><text:soft-page-break/>…</text:p>
      <text:p text:style-name="P47">&lt;<text:bookmark text:name="eow-title"/><text:span text:style-name="T66">Haddaway - What is love </text:span>&gt;</text:p>
      <text:p text:style-name="P5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8">И всё же это был славный заплыв! Медитативный плеск волн, ласково греющее спину солнце, крик чаек настроили меня на философский лад. </text:p>
      <text:p text:style-name="P58">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8">– Макс. – прервала ход моих мыслей пегаска. – Наш путь заканчивается. В Понивилле мы расстанемся. Ты ничего не хочешь сказать?</text:p>
      <text:p text:style-name="P58">– Что именно? – вопрос застал меня врасплох. Я прекратил грести и обернулся.</text:p>
      <text:p text:style-name="P58">– Ну… – пегаска смутилась. – Что у тебя на душе? Какие чувства? Ты правда совсем-совсем ничего не хочешь мне сказать?</text:p>
      <text:p text:style-name="P58">– Да вроде нет. Ни о чём не думал вообще.</text:p>
      <text:p text:style-name="P58">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8">– Значит, тебе нечего мне сказать? Тогда я скажу! Ты врёшь, что ни о чём не думал! Ты опять думал о ней!</text:p>
      <text:p text:style-name="P58">– О ком?</text:p>
      <text:p text:style-name="P58">–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8">Та-а-ак! Вот в чём дело, лягать меня в пузо! Пегаска ревнует! Какого хера? <text:span text:style-name="T76">Я не давал ей повода!</text:span></text:p>
      <text:p text:style-name="P58">– Это не твоё дело! – рявкнул я.</text:p>
      <text:p text:style-name="P58">– Ах, не моё?! Не моё после побега из центра Псинтела?! Не моё после обнимашек в фургоне?! Не моё после трассы 52?!! Ты… Ты…</text:p>
      <text:p text:style-name="P58">–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8">–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1">— н</text:span>е такой! Ты не любишь пони!!!</text:p>
      <text:p text:style-name="P58">С каждой фразой пегаска всё сильнее топала ногой. Последнюю фразу она завершила сокрушительным фумикоми.</text:p>
      <text:p text:style-name="P58">КРАК!</text:p>
      <text:p text:style-name="P58">– Ой! – пегаска поспешно отдёрнула ногу. Но было поздно.</text:p>
      <text:p text:style-name="P58"><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8">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8">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8">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8">– Оставь меня в покое! Мне не нужна твоя помощь!!!</text:p>
      <text:p text:style-name="P58">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8">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8">Приволочив меня на берег, Дэш разжала зубы. Я успел перевернуться на спину, когда она со стоном повалилась на меня, раскинув крылья.</text:p>
      <text:p text:style-name="P58"><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8"><text:span text:style-name="T11">– </text:span>Выф-выф-вуф! <text:span text:style-name="T11">– </text:span>возразил я.</text:p>
      <text:p text:style-name="P58">Отпихнув от лица живот пегаски и выплюнув шерсть, я продолжил.</text:p>
      <text:p text:style-name="P58"><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8"><text:span text:style-name="T11">– </text:span>Бе-бе-бе! <text:span text:style-name="T11">– </text:span>устало передразнила меня Дэш. <text:span text:style-name="T11">–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8">Я молчал, осмысливая услышанное. Злость ушла. Пришла печаль.</text:p>
      <text:p text:style-name="P58"><text:span text:style-name="T11">– </text:span>Дэш, я знаю. Просто не могу о ней забыть.</text:p>
      <text:p text:style-name="P58">Пегаска тяжело поднялась.</text:p>
      <text:p text:style-name="P58"><text:span text:style-name="T11">– </text:span>Везёт же некоторым. <text:span text:style-name="T11">– </text:span>пробормотала она, раскрывая крылья для просушки.</text:p>
      <text:p text:style-name="P58">…</text:p>
      <text:p text:style-name="P58"><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8"><text:soft-page-break/>Я сидел на песке, прижимаясь спиной к спине пегаски. Её распахнутые крылья защищали меня от ветра.</text:p>
      <text:p text:style-name="P58"><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 <text:span text:style-name="T1">Дэш… Ты же понимаешь, что я не люблю тебя?</text:span></text:p>
      <text:p text:style-name="P47">–<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0">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8"/>
      <text:h text:style-name="Heading_20_2" text:outline-level="2">16. <text:span text:style-name="T1">Понивилль. Фейс-контроль </text:span></text:h>
      <text:p text:style-name="P47">&lt;<text:span text:style-name="T60">Mothley Crue – Cickstart my heart</text:span>&gt;</text:p>
      <text:p text:style-name="P58">«<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8"/>
      <text:p text:style-name="P58">Я отложил стопку газет, принесенных пегаской.</text:p>
      <text:p text:style-name="P58"><text:span text:style-name="T11">–</text:span> Про меня таки забыли. Отлично.</text:p>
      <text:p text:style-name="P58"><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8"><text:span text:style-name="T11">–</text:span> Ого! Луна никак не уймется. Ладно, это её проблемы.</text:p>
      <text:p text:style-name="P58">К счастью, библиотека Понивилля располагалась на окраине. Пробраться туда под покровом сумерек было раз плюнуть.</text:p>
      <text:p text:style-name="P58"><text:span text:style-name="T11">– </text:span>Твайлайт, привет! Мы вернулись! <text:span text:style-name="T11">–</text:span> я захлопнул за собой дверь.</text:p>
      <text:p text:style-name="P58">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8">Ни слова ни говоря, Твайлайт отперла дверь в подвал и потащила меня за собой.</text:p>
      <text:p text:style-name="P58"><text:span text:style-name="T11">– К</text:span>АКОГО ХУЯ?!! Твайлайт, ёб твою понимать, ты чё творишь? <text:span text:style-name="T11">– </text:span>я вцепился в ручку двери.</text:p>
      <text:p text:style-name="P58"><text:span text:style-name="T11">– </text:span>Твайли, ты чего? <text:span text:style-name="T11">– </text:span>брыкалась Дэш. <text:span text:style-name="T11">– </text:span>Немедленно опусти меня на пол!</text:p>
      <text:p text:style-name="P58"><text:soft-page-break/><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8">ХРУСТЬ!</text:p>
      <text:p text:style-name="P58">Дверная ручка оторвалась с мясом и я продолжил низвержение в подвал.</text:p>
      <text:p text:style-name="P58"><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8">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8"><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8">Я молча дёргался, пытаясь сломать браслеты.</text:p>
      <text:p text:style-name="P58"><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8">Единорожка отвернулась к стеклянному шкафу и стала рыться в нём.</text:p>
      <text:p text:style-name="P58"><text:span text:style-name="T11">– </text:span>Где-то он тут был, я же клала его сюда на прошлой неделе, после эксперимента с тыквой!</text:p>
      <text:p text:style-name="P58">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8"><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8">Я снова распластался на столе, скованный браслетами. Твайлайт с безумными глазами склонилась надо мной. Рядом с ней парил скальпель.</text:p>
      <text:p text:style-name="P58"><text:span text:style-name="T11">– </text:span>Твайлайт, не смей! <text:span text:style-name="T11">– </text:span>хриплым от ужаса голосом прошептал я.</text:p>
      <text:p text:style-name="P58"><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8">Скальпель с огромной скоростью метнулся ко мне.</text:p>
      <text:p text:style-name="P58"><text:span text:style-name="T11">– </text:span>А-А-А-А-А-А!</text:p>
      <text:p text:style-name="P58">Вжик-вжие-вжик!</text:p>
      <text:p text:style-name="P58">Лоскутья одежды полетели на пол. Я лежал на столе как новорождённый и орал соответственно.</text:p>
      <text:p text:style-name="P58"><text:span text:style-name="T11">– О</text:span>у! <text:span text:style-name="T76">Что-то новенькое! </text:span>Это надо задокументировать.</text:p>
      <text:p text:style-name="P58">Невесть откуда взявшийся фотоаппарат сделал несколько снимков моего естества в разных ракурсах.</text:p>
      <text:p text:style-name="P58"><text:span text:style-name="T11">– </text:span>Хрен-то тебе зачем? <text:span text:style-name="T11">– </text:span>с бессильной злостью спросил я. <text:span text:style-name="T11">– </text:span><text:span text:style-name="T76">Т</text:span>ы собираешься устроить филиал порнхаба для пони-извращенцев?</text:p>
      <text:p text:style-name="P58"><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8"><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8"><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8"><text:span text:style-name="T11">– </text:span>А если попроще?</text:p>
      <text:p text:style-name="P58"><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8">Твайлайт вытащила воронку из аппарата и приставила её к моей груди. За воронкой к ящику тянулся толстый гофрированный шланг.</text:p>
      <text:p text:style-name="P58"><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8"><text:span text:style-name="T11">– М</text:span>агнетрон вводит в резонанс только частицы магического субстрата. Тебе не о чём волноваться.</text:p>
      <text:p text:style-name="P58">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8"><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8">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8"/>
      <text:p text:style-name="P48">***</text:p>
      <text:p text:style-name="P48"/>
      <text:p text:style-name="P58"><text:span text:style-name="T11">– </text:span>А-А-А-А-А-А!!! Бля!</text:p>
      <text:p text:style-name="P58">Мой полёт сквозь усыпанную звёздами сине-зелёную мглу закончился столкновением с чем-то мягким.</text:p>
      <text:p text:style-name="P58"><text:span text:style-name="T11">– </text:span>Сестра???</text:p>
      <text:p text:style-name="P58">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8"><text:span text:style-name="T11">– </text:span>А-А-А-А-А-А!!!</text:p>
      <text:p text:style-name="P58"/>
      <text:p text:style-name="P59">***</text:p>
      <text:p text:style-name="P59"/>
      <text:p text:style-name="P58">Две кляксы надо мной сформировались в Рэйнбоу Дэш и Твайлайт Спаркл. Пони озадаченно наблюдали за мной и тихо шушукались.</text:p>
      <text:p text:style-name="P58"><text:span text:style-name="T11">– </text:span>Никогда, слышишь, никогда больше не смей подымать меня...</text:p>
      <text:p text:style-name="P58"><text:span text:style-name="T11">– </text:span>Откуда я знала, что резонансное заклинание так среагирует на...</text:p>
      <text:p text:style-name="P58"><text:span text:style-name="T11">– М</text:span>акс? <text:span text:style-name="T11">– </text:span>пегаска заметила, что я открыл глаза. <text:span text:style-name="T11">– </text:span>Ты в порядке?</text:p>
      <text:p text:style-name="P58"><text:soft-page-break/>Я издал нечто среднее между брачным рёвом лося и стоном умирающего слона.</text:p>
      <text:p text:style-name="P58"><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8"><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8"/>
      <text:p text:style-name="P58">…</text:p>
      <text:p text:style-name="P58"/>
      <text:p text:style-name="P58">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8"><text:span text:style-name="T11">– </text:span>Итак, мы:</text:p>
      <text:p text:style-name="P58">а) Имеем резонаторные рубины для ускорителя.</text:p>
      <text:p text:style-name="P58">б) После исчезновения принцессы Селестиии, не имеем <text:s/>возможности контролировать усиленное ускорителем <text:s/>заклинание Индрэ.</text:p>
      <text:p text:style-name="P58">Это значит, что:</text:p>
      <text:p text:style-name="P58">а) Нам придётся пользоваться обычной версией заклинания. Вероятность успеха в этом случае я оцениваю как <text:s/>один к пяти.</text:p>
      <text:p text:style-name="P58">б) Или идти на большой риск и вызвать неконтролируемое усиленное заклинание.</text:p>
      <text:p text:style-name="P58">Во втором случае вероятность возникновения крупной энергомагической вспышки я оцениваю как один к трём.</text:p>
      <text:p text:style-name="P58"><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8"><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8"><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8">– Дорогая, каждый пони должен быть готов на всё во имя Эквестрии! Если, конечно, это не грязь под туалетным ковриком. – заявила Рэрити.</text:p>
      <text:p text:style-name="P58"><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8"><text:span text:style-name="T11">– </text:span>Тебе-то на Понивилль точно махать! <text:span text:style-name="T11">– </text:span>огрызнулась фермерша. <text:span text:style-name="T11">– Т</text:span>вой дом, поди, не зацепит.</text:p>
      <text:p text:style-name="P58"><text:span text:style-name="T11">– </text:span>Что ты сказала? А ну, повтори? <text:span text:style-name="T11">– </text:span>взвилась пегаска.</text:p>
      <text:p text:style-name="P58"><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8"><text:span text:style-name="T11">– </text:span>Ась?</text:p>
      <text:p text:style-name="P58"><text:span text:style-name="T11">– </text:span>Что?</text:p>
      <text:p text:style-name="P58"><text:span text:style-name="T11">– </text:span>Какой? <text:span text:style-name="T11">– </text:span>разом <text:span text:style-name="T11">о</text:span>бернулась ко мне компания.</text:p>
      <text:p text:style-name="P58"><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8"><text:soft-page-break/><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8"><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8"><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8"><text:span text:style-name="T11">– </text:span>Рэр, иногда лучше жевать, чем говорить. Вот честно!</text:p>
      <text:p text:style-name="P58"><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8"><text:span text:style-name="T11">– </text:span>Они лежали в нагрудном кармане рубашки.</text:p>
      <text:p text:style-name="P58">Твайлайт отвлеклась от доски.</text:p>
      <text:p text:style-name="P58"><text:span text:style-name="T11">– В р</text:span>убашке? Я послала вниз Спайка прибраться. Те лохмотья тлели после вспышки... Спа-а-айк!!!</text:p>
      <text:p text:style-name="P58">Дракончик поднялся по лестнице с веником в одной лапе и мусорным пакетом в другой. Он был весь перемазан сажей и что-то торопливо жевал.</text:p>
      <text:p text:style-name="P58"><text:span text:style-name="T11">– </text:span>Вот, прибрался малёхо. Но с потолка сажу ещё не успел счистить, там стремянка нужна.</text:p>
      <text:p text:style-name="P58"><text:span text:style-name="T11">– </text:span>Спайки-Вайки, не выкидывай одежду, пожалуйста. В ней должны быть рубины.</text:p>
      <text:p text:style-name="P58"><text:span text:style-name="T11">– </text:span>Какие ещё рубины? <text:span text:style-name="T11">– </text:span>переспросил Спайк и зажевал быстрее.</text:p>
      <text:p text:style-name="P58"><text:span text:style-name="T11">–</text:span> Резонаторные! <text:span text:style-name="T11">–</text:span> холодея, ответил я. <text:span text:style-name="T11">– </text:span>В кармане рубашки должны лежать четыре кристалла.</text:p>
      <text:p text:style-name="P58"><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2"/>
      <text:p text:style-name="P58">…</text:p>
      <text:p text:style-name="P58"/>
      <text:p text:style-name="P58"><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8"><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8">Подушка отогнулась и в прямоугольнике света показалась голова Пинки.</text:p>
      <text:p text:style-name="P58"><text:span text:style-name="T11">– </text:span>Макс. Ты сейчас правильный, или нет?</text:p>
      <text:p text:style-name="P58"><text:span text:style-name="T11">– </text:span>Макс, ты как? Тебе уже лучше? <text:span text:style-name="T11">– </text:span>в прямоугольнике появилась голова Рэйнбоу Дэш.</text:p>
      <text:p text:style-name="P58"><text:span text:style-name="T11">– </text:span>Фигурально выражаясь, ты в себе? <text:span text:style-name="T11">– </text:span>вклинилась между ними Твайлайт Спаркл.</text:p>
      <text:p text:style-name="P58"><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8">Я отдышался. Поняхи участливо смотрели на меня, выискивая признаки успокоения.</text:p>
      <text:p text:style-name="P58"><text:span text:style-name="T11">– </text:span>Отпустите. Я уже правильный. <text:span text:style-name="T11">– </text:span>наконец произнёс я.</text:p>
      <text:p text:style-name="P58">Пинки, Дэш и Твайлайт слезли с горки подушек, наваленных на меня после эмоционального взрыва. Эпплджек встала с ног.</text:p>
      <text:p text:style-name="P58"><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8"><text:soft-page-break/><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8"><text:span text:style-name="T11">– </text:span>Спайк!!! Немедленно... <text:s/>сбегай в лавку к Кейкам за выпечкой! Нам всем нужно успокоиться.</text:p>
      <text:p text:style-name="P58"><text:span text:style-name="T11">– </text:span>Уже бегу!</text:p>
      <text:p text:style-name="P58"/>
      <text:p text:style-name="P59">***</text:p>
      <text:p text:style-name="P58"/>
      <text:p text:style-name="P58">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8"><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8"><text:span text:style-name="T11">– </text:span>Не беспокойся, всё просчитано. Я уверена, я подчёркиваю, абсолютно уверена в безопасности эксперимента!</text:p>
      <text:p text:style-name="P58"><text:span text:style-name="T11">– </text:span>Ой, чего-то мне нехорошо становится, когда ты так говоришь...</text:p>
      <text:p text:style-name="P58"><text:span text:style-name="T11">– </text:span>Девочки, приготовились! Начинаю обратный отсчёт! Десять! Девять! Восемь! Семь!</text:p>
      <text:p text:style-name="P58">Гудение синхрофазотрона усилилось. Картинка у меня перед глазами поплыла.</text:p>
      <text:p text:style-name="P58"><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8">Картинка у меня перед глазами выключилась.</text:p>
      <text:p text:style-name="P58"/>
      <text:h text:style-name="Heading_20_2" text:outline-level="2">17. <text:span text:style-name="T1">Откровение</text:span></text:h>
      <text:p text:style-name="P47">&lt;<text:span text:style-name="T60">Mission Impossible theme</text:span>&gt;</text:p>
      <text:p text:style-name="P58">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8">Я вглядываюсь в него.</text:p>
      <text:p text:style-name="P58">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8">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8">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8">Я перехожу провал.</text:p>
      <text:p text:style-name="P58">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7"><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text:span><text:soft-page-break/><text:span text:style-name="T9">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8">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8">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58">Мириады пульсирующих нитей сходятся к центру комнаты, где на матрасе лежит обтянутый шкурой скелет аликорна.</text:p>
      <text:p text:style-name="P58">Я осторожно пересекаю комнату и захлопываю двери на балкон.</text:p>
      <text:p text:style-name="P58"><text:span text:style-name="T11">– </text:span>А-а-а, ты всё-таки пришёл… <text:span text:style-name="T11">– </text:span>шелестит скрипучий голос за моей спиной.</text:p>
      <text:p text:style-name="P58">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8"><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8"><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8"><text:span text:style-name="T11">– </text:span>ТЫ НИЧЕГО НЕ УЗНАЕШЬ!!!</text:p>
      <text:p text:style-name="P58">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8"><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8">Луна закашливается едким смехом и отпивает из вазы, стоящей на полу рядом с матрацем.</text:p>
      <text:p text:style-name="P58"><text:span text:style-name="T11">– </text:span>Открой балкон. Мы призвали Найтмэр, чтобы подольше продержаться. Этой сучке из племени виндиго нужен ветер.</text:p>
      <text:p text:style-name="P58">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8"><text:span text:style-name="T11">– </text:span>Сожалеем, что не можем убить тебя.</text:p>
      <text:p text:style-name="P58">Обернувшись я встречаюсь с рогом аликорницы, нацеленным мне в грудь.</text:p>
      <text:p text:style-name="P58"><text:span text:style-name="T11">– </text:span>Твоё тело соткано из наваждения — Нам ли не знать! Мы всё ещё Владыка Снов.</text:p>
      <text:p text:style-name="P58">Я делаю шаг назад, на балкон. Луна трескуче смеётся и шагает следом.</text:p>
      <text:p text:style-name="P58"><text:span text:style-name="T11">– </text:span>Но что в Нашей власти — так это вышвырнуть тебя отсюда!</text:p>
      <text:p text:style-name="P58">Я снова отступаю. Как я помню, балкон метра три в ширину и без перил. И хоть я осознаю, что это сон, мне страшно до онемения.</text:p>
      <text:p text:style-name="P58"><text:soft-page-break/><text:span text:style-name="T11">– </text:span>Призвав тебя сюда, мы потратили последние силы. Которыми можно было поддерживать Эквестрию ещё долгие годы.</text:p>
      <text:p text:style-name="P58">Шаг назад.</text:p>
      <text:p text:style-name="P58"><text:span text:style-name="T11">– </text:span>Кимеринн погиб, чтобы ты жил.</text:p>
      <text:p text:style-name="P58">Шаг назад.</text:p>
      <text:p text:style-name="P58"><text:span text:style-name="T11">– </text:span>Сел осталась без магии и развоплотилась из-за тебя.</text:p>
      <text:p text:style-name="P58">Шаг назад.</text:p>
      <text:p text:style-name="P58"><text:span text:style-name="T11">– </text:span>Столько надежд впустую. И, как финальная насмешка, ты увидишь гибель всего, что Нам дорого?! Не бывать этому! ПОШЁЛ ВОН!!!</text:p>
      <text:p text:style-name="P58">Я мешкаю, не чувствуя под отступающей ногой опоры, и этого хватает, чтобы Луна в выпаде достала меня рогом.</text:p>
      <text:p text:style-name="P58">Магический разряд пронзает грудь сетью молний и вышвыривает меня с балкона. Луна — или Найтмэр Мун? — хохочет, видя моё падение.</text:p>
      <text:p text:style-name="P58">Я проваливаюсь в звёздную сине-зелёную мглу.</text:p>
      <text:p text:style-name="P58"/>
      <text:p text:style-name="P58">…</text:p>
      <text:p text:style-name="P47"/>
      <text:p text:style-name="P58">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8">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7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8">Ближе.</text:p>
      <text:p text:style-name="P58">Всем телом ощущаю дискомфорт от низкочастотной вибрации, как будто рядом проходит поезд.</text:p>
      <text:p text:style-name="P58">Ещё ближе.</text:p>
      <text:p text:style-name="P58">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8">Совсем близко.</text:p>
      <text:p text:style-name="P58">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8">Я ВИЖУ!!! ПРОКЛЯТЬЕ, КАК ВСЁ ПРОСТО!!!</text:p>
      <text:p text:style-name="P58">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8"><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8">Я киваю ей в ответ. Мне понятно, почему.</text:p>
      <text:p text:style-name="P58"><text:span text:style-name="T11">– </text:span>Как тебя зовут, малышка? Я постараюсь найти тебя. Может быть, ещё не поздно.</text:p>
      <text:p text:style-name="P58"><text:soft-page-break/>Пегаска приветственно машет копытом.</text:p>
      <text:p text:style-name="P32"><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8">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2"/>
      <text:p text:style-name="P59">***</text:p>
      <text:p text:style-name="P59"/>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8">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8"><text:span text:style-name="T11">– </text:span>Ну что? Увидел что-нибудь, сахарок?</text:p>
      <text:p text:style-name="P58">Пони уставились на меня с надеждой.</text:p>
      <text:p text:style-name="P58"><text:span text:style-name="T11">– </text:span>Да.</text:p>
      <text:p text:style-name="P58">Откровение давило на психику как тонна кирпичей. Я не знал, что им сказать. Я не мог.</text:p>
      <text:p text:style-name="P58"><text:span text:style-name="T11">– П</text:span>ревосходно!</text:p>
      <text:p text:style-name="P58"><text:span text:style-name="T11">– </text:span>Это просто супер-дупер-здоровски-потрясно!</text:p>
      <text:p text:style-name="P58"><text:span text:style-name="T11">– </text:span>Йей!</text:p>
      <text:p text:style-name="P58"><text:span text:style-name="T11">– </text:span>Ю-ху!</text:p>
      <text:p text:style-name="P58"><text:span text:style-name="T11">– О</text:span>фигенно! Мы победили! Макс, ты молодец!</text:p>
      <text:p text:style-name="P58"><text:span text:style-name="T11">– </text:span>Замечательно! Секундочку, я приготовлю дневник…</text:p>
      <text:p text:style-name="P58">Восторг пони постепенно сменился ожиданием. Я молчал.</text:p>
      <text:p text:style-name="P58"><text:span text:style-name="T11">– </text:span>Э-м-м? И что же ты увидел? <text:span text:style-name="T11">– </text:span>не выдержала Твайлайт.</text:p>
      <text:p text:style-name="P58"><text:span text:style-name="T11">– </text:span>Я… не могу сказать.</text:p>
      <text:p text:style-name="P58">Ожидание сменилось недоумением. Рэйнбоу Дэш насмешливо скривила губы.</text:p>
      <text:p text:style-name="P58"><text:span text:style-name="T11">– </text:span>Да ладно! Кончай прикалываться, мы же ждём! Шутка зачлась!</text:p>
      <text:p text:style-name="P58"><text:span text:style-name="T11">– </text:span>Не могу!!!</text:p>
      <text:p text:style-name="P58"/>
      <text:p text:style-name="P58">…</text:p>
      <text:p text:style-name="P58"/>
      <text:p text:style-name="P58">Молчание прервала Эпплджек.</text:p>
      <text:p text:style-name="P58"><text:span text:style-name="T11">– </text:span>Сахарок, с тобой всё в порядке?</text:p>
      <text:p text:style-name="P58"><text:soft-page-break/>Дэш подошла ко мне вплотную, обняла мою голову и прижалась нос к носу.</text:p>
      <text:p text:style-name="P58"><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8">Я высвободился из объятий пегаски.</text:p>
      <text:p text:style-name="P58"><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8">Тишина сменилась гулом голосов. Пони вполголоса обсуждали ситуацию, посматривая на меня и почёсывая в затылках.</text:p>
      <text:p text:style-name="P58"><text:span text:style-name="T11">– </text:span>Конски яблоки! Вот это поворот! А мне так хотелось узнать, что за нечисть тут орудует!</text:p>
      <text:p text:style-name="P58"><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8"><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8"><text:span text:style-name="T11">– </text:span>Рэр, отвали!</text:p>
      <text:p text:style-name="P58"><text:span text:style-name="T11">– </text:span>Оу, какие страсти! Ладно-ладно, не сердись, дорогая, не мешаю!</text:p>
      <text:p text:style-name="P58"><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8"><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8"><text:span text:style-name="T11">– </text:span>Стойте!</text:p>
      <text:p text:style-name="P58">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8"><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8">…</text:p>
      <text:p text:style-name="P58">«<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8">…</text:p>
      <text:p text:style-name="P58"><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8">Пегаска сжала голову копытами.</text:p>
      <text:p text:style-name="P58"><text:span text:style-name="T11">– </text:span>Это может быть случай так называемого «кота Шротингера». Никогда бы не подумала, что он мне встретится на практике!</text:p>
      <text:p text:style-name="P58">Твайлайт протёрла доску тряпочкой и нарисовала на ней коробку.</text:p>
      <text:p text:style-name="P58"><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8"><text:span text:style-name="T11">–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58"><text:span text:style-name="T11">– </text:span>Бедный котик. <text:span text:style-name="T11">– </text:span>прошептала Флаттершай.</text:p>
      <text:p text:style-name="P58"><text:soft-page-break/>Я насторожился, услышав знакомое заклинание.</text:p>
      <text:p text:style-name="P58"><text:span text:style-name="T11">– </text:span>Стой! Откуда тебе известно про заклинание Стирания?</text:p>
      <text:p text:style-name="P58"><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8"><text:span text:style-name="T11">– </text:span>Гм. Ну ладно, продолжай.</text:p>
      <text:p text:style-name="P58"><text:span text:style-name="T11">– </text:span>Так вот, по условию эксперимента известно, что вероятность того, что кто-то откроет ящик, ненулевая.</text:p>
      <text:p text:style-name="P58"><text:span text:style-name="T11">– </text:span>И что это означает, дорогая? <text:span text:style-name="T11">– </text:span>спросила Рэрити.</text:p>
      <text:p text:style-name="P58"><text:span text:style-name="T11">– </text:span>Это значит, что кто-нибудь когда-нибудь обязательно откроет его.</text:p>
      <text:p text:style-name="P58"><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8"><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8">Твайлайт прокашлялась, отпила из графина и продолжила.</text:p>
      <text:p text:style-name="P58"><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8">Пони молчали, переваривая информацию. Дэш с отсутствующим видом следила за пауком на потолке.</text:p>
      <text:p text:style-name="P58">Наконец Эпплджек сдвинула шляпу на лоб.</text:p>
      <text:p text:style-name="P58"><text:span text:style-name="T11">–</text:span> То есть, ты хочешь сказать, что мы все — навроде этого кота, а Макс боится открыть ящик? Чтоб мы не исчезли окончательно?</text:p>
      <text:p text:style-name="P58"><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8">Я поднял руку, прося слово. Пони обернулись на меня и затихли.</text:p>
      <text:p text:style-name="P58"><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8">…</text:p>
      <text:p text:style-name="P58"><text:span text:style-name="T11">– </text:span>Лягать! <text:span text:style-name="T11">– </text:span>выругалась Дэш. <text:span text:style-name="T11">– </text:span>Значит, наши усилия по доставке резонаторов пошли лесом.</text:p>
      <text:p text:style-name="P58"><text:span text:style-name="T11">– </text:span>Не совсем. Мне таки удалось узнать, где искать Селестию.</text:p>
      <text:p text:style-name="P58">В библиотеке снова поднялся галдёж. Твайлайт подняла копыто.</text:p>
      <text:p text:style-name="P58"><text:span text:style-name="T11">– </text:span>Тихо! Спайк, будь добр, сбегай к Кейкам за выпечкой. Нам надо успокоиться. Макс, хоть про Селестию ты нам можешь рассказать?</text:p>
      <text:p text:style-name="P58"><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8"><text:span text:style-name="T11">– А </text:span>как ты узнал… <text:span text:style-name="T11">– </text:span>начала было единорожка, но её перебил напряжённый голос Спайка.</text:p>
      <text:p text:style-name="P58"><text:span text:style-name="T11">– </text:span>Твай! <text:span text:style-name="T11">– </text:span>дракончик стоял в дверях спиной к нам. <text:span text:style-name="T11">– </text:span>У нас гости.</text:p>
      <text:p text:style-name="P58">Спайк попятился назад. Дверь широко растворилась и в библиотеку вошла Луна.</text:p>
      <text:p text:style-name="P58"/>
      <text:h text:style-name="Heading_20_2" text:outline-level="2"><text:soft-page-break/>18. Поединок с Луной.</text:h>
      <text:p text:style-name="P58"/>
      <text:p text:style-name="P58">Дружный вздох прокатился по залу.</text:p>
      <text:p text:style-name="P58">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8"><text:span text:style-name="T11">– </text:span>Макс, беги!!!</text:p>
      <text:p text:style-name="P58">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8"><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8">Мы с пегаской застыли в синем левитационном поле и поплыли к Луне.</text:p>
      <text:p text:style-name="P58"><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8">Нас с Дэш обернуло лавандовое левитационное поле и мы полетели к библиотекарше.</text:p>
      <text:p text:style-name="P58"><text:span text:style-name="T11">–</text:span> Что? Мы не ослышались? ТЫ СМЕЕШЬ МЕШАТЬ НАМ?!!</text:p>
      <text:p text:style-name="P58">Нас опять потащило к Луне. Дэш подпёрла голову копытом и скорчила скучающую мину.</text:p>
      <text:p text:style-name="P58"><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5">Добавить в главы с Твайлайт её попытки заигрывания с Максом</text:span><text:span text:style-name="T11">&gt;</text:span></text:p>
      <text:p text:style-name="P58">В голосе лавандовой единорожки звучал металл. Мы опять полетели к Твайлайт.</text:p>
      <text:p text:style-name="P58"><text:span text:style-name="T11">–</text:span> ДОВОЛЬНО! НАМ НАДОЕЛА ЭТА НЕПОКОРНОСТЬ! ПОЗНАЙ ГНЕВ ПРИНЦЕССЫ НОЧИ!!!</text:p>
      <text:p text:style-name="P58"><text:span text:style-name="T11">–</text:span> Элементы! Аврал!!! Работаем!!!</text:p>
      <text:p text:style-name="P58">Ярко-фиолетовый луч разгневанной аликорницы столкнулся со щитом наспех мобилизованных Элементов <text:s/>Гармонии.</text:p>
      <text:p text:style-name="P58">Началась жара.</text:p>
      <text:p text:style-name="P58">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8">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8"><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8"><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8"><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8"><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8"><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8"><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8"><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8"><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8">Перед Луной возник ярко-фиолетовый шар, окутанный роем голубых искорок.</text:p>
      <text:p text:style-name="P58"><text:span text:style-name="T11">– О</text:span>хренеть! <text:span text:style-name="T11">– </text:span>чертыхнулся Спайк. <text:span text:style-name="T11">– </text:span><text:s/>Твай, она создаёт сферу стихий!</text:p>
      <text:p text:style-name="P58"><text:span text:style-name="T11">– </text:span>Вижу! <text:span text:style-name="T11">– </text:span>донёсся голос единорожки из-под потолка. <text:span text:style-name="T11">– </text:span>Задействовала план «Д»!</text:p>
      <text:p text:style-name="P58">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8"><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8">Дракончик пополз было к окну, но я придержал его за хвост.</text:p>
      <text:p text:style-name="P58"><text:span text:style-name="T11">– </text:span>Погоди. У меня есть вариант получше.</text:p>
      <text:p text:style-name="P58">Я вылез из-под шкафа и попрыгал на одной ноге в центр зала.</text:p>
      <text:p text:style-name="P58"><text:span text:style-name="T11">– </text:span>Стойте! Прекратите! Да остановитесь же!!!</text:p>
      <text:p text:style-name="P58">Аликорница и шестёрка уставились на меня.</text:p>
      <text:p text:style-name="P58"><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8"><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8"><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8"><text:span text:style-name="T11">– </text:span>Как ты её назвал? <text:span text:style-name="T11">– </text:span>отвалилась челюсть у аликорницы.</text:p>
      <text:p text:style-name="P58"><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8"><text:span text:style-name="T11">– </text:span>Что? <text:span text:style-name="T11">– </text:span>хором вскрикнули я с Луной.</text:p>
      <text:p text:style-name="P58">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8"><text:soft-page-break/>С громким треском они встретились у лестницы на верхний ярус.</text:p>
      <text:p text:style-name="P58">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8">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8">Этой малой частью сознания я отметил скрип двери и застенчивый голос:</text:p>
      <text:p text:style-name="P58"><text:span text:style-name="T11">– </text:span>Твайлайт, Дёрпи сказала, у тебя есть «Особенности поведения, питания и размножения приматов»? Я бы хотела её ненадолго… Ого!!!</text:p>
      <text:p text:style-name="P58">После долгой паузы тот же голос спросил:</text:p>
      <text:p text:style-name="P58"><text:span text:style-name="T11">– </text:span>Что тут случилось? Почему все висят в воздухе? И всё вот это?</text:p>
      <text:p text:style-name="P58">Голос Спайка откуда-то из подвала ответил:</text:p>
      <text:p text:style-name="P58"><text:span text:style-name="T11">– </text:span>Потому что Твайлайт остановила время. В радиусе девяти метров, как мне кажется. Или десяти.</text:p>
      <text:p text:style-name="P58"><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8"><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8">Наступило молчание. Потом донеслось всхлипывание единорожки-заучки.</text:p>
      <text:p text:style-name="P58"><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8"><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8"><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8">В мозгу раздалось мычание, как если бы кто-то хотел выругаться, но в через силу сдержался.</text:p>
      <text:p text:style-name="P58"><text:span text:style-name="T11">– </text:span>КТО ИЗ МАГОВ СЕЙЧАС ПРИСУТСТВУЕТ В БИБЛИОТЕКЕ ЗА ПРЕДЕЛАМИ ЗОНЫ СКОЛЛАПСИРОВАВШЕГО ВРЕМЕНИ?</text:p>
      <text:p text:style-name="P58">Молчание. Наконец голос Спайка произнёс:</text:p>
      <text:p text:style-name="P58"><text:span text:style-name="T11">– </text:span>Она имеет ввиду, кто из единорогов в библиотеке не попал в это сверхпрозрачное стекло? Ну же, не тушуйся!</text:p>
      <text:p text:style-name="P58">Послышался застенчивый голос.</text:p>
      <text:p text:style-name="P58"><text:span text:style-name="T11">– </text:span>Эмм, я вам подхожу?</text:p>
      <text:p text:style-name="P58"><text:span text:style-name="T11">– </text:span>КТО ТЫ?</text:p>
      <text:p text:style-name="P58"><text:span text:style-name="T11">– </text:span>Эмм, Лира Хартстрингс, единорог. Я не то, чтобы маг, моя специализация — музыка…</text:p>
      <text:p text:style-name="P58"><text:soft-page-break/><text:span text:style-name="T11">– </text:span>ГОДИТСЯ! ТЫ ВИДИШЬ ТОЧКУ СИНГУЛЯРНОСТИ?</text:p>
      <text:p text:style-name="P58"><text:span text:style-name="T11">– </text:span>Эмм?</text:p>
      <text:p text:style-name="P58">Голос Спайка пояснил:</text:p>
      <text:p text:style-name="P58"><text:span text:style-name="T11">– </text:span>Вон та яркая искорка над лестницей, у которой вся картинка искривляется.</text:p>
      <text:p text:style-name="P58"><text:span text:style-name="T11">– </text:span>Да! Вижу.</text:p>
      <text:p text:style-name="P58"><text:span text:style-name="T11">– </text:span>ТЕПЕРЬ ЛЕВИТИРУЙ ПРИМАТА В ТОЧКУ СИНГУЛЯРНОСТИ.</text:p>
      <text:p text:style-name="P58"><text:span text:style-name="T11">– </text:span>Чего?!! <text:span text:style-name="T11">– </text:span>возопило моё малое сознание.</text:p>
      <text:p text:style-name="P58"><text:span text:style-name="T11">– </text:span>Эмм… Зачем?</text:p>
      <text:p text:style-name="P58"><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8"><text:span text:style-name="T11">– </text:span>Вы даёте слово, что человеку не будет причинён вред? <text:span text:style-name="T11">– </text:span>голос Лиры обрёл непривычную твёрдость.</text:p>
      <text:p text:style-name="P58"><text:span text:style-name="T11">– </text:span>КАК ТЫ СМЕЕШЬ СОМНЕВАТЬСЯ В НАС, СВОЕЙ ПРИНЦЕССЕ?</text:p>
      <text:p text:style-name="P58"><text:span text:style-name="T11">– Я </text:span>не сомневаюсь в вас, Ваше Высочество… Потому и требую слова!</text:p>
      <text:p text:style-name="P58"><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8"><text:span text:style-name="T11">– </text:span>Ну, блядь, спасибо! <text:span text:style-name="T11">– </text:span>подумал я.</text:p>
      <text:p text:style-name="P58"><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8">Тишина… С громким хлопком торнадо исчезает, сознания воссоединяются, всё падает на пол. </text:p>
      <text:p text:style-name="P58"/>
      <text:p text:style-name="P58">…</text:p>
      <text:p text:style-name="P58"/>
      <text:p text:style-name="P58"><text:span text:style-name="T11">– </text:span>Буэ-э-э!</text:p>
      <text:p text:style-name="P58">То ли от воздействия сингулярности, то ли от того, что закружилась голова в торнадо, но меня буквально вывернуло наизнанку.</text:p>
      <text:p text:style-name="P58"><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8">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8"><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8">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8">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8"><text:soft-page-break/><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8">Просительные нотки контрастировали с привычным для Луны властным тоном. Аликорница присела на пол и устало опустила голову.</text:p>
      <text:p text:style-name="P58">Я кивнул ей примирительно.</text:p>
      <text:p text:style-name="P58"><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8"><text:span text:style-name="T11">– </text:span>Давай по-порядку. <text:span text:style-name="T11">– о</text:span>становила меня Луна. <text:span text:style-name="T11">– </text:span>С чего ты взял, что она в твоём мире?</text:p>
      <text:p text:style-name="P58">Я задумался. Как объяснить ей, не рассказывая основное? То, от чего весь мир остановится? Как описать частность, не раскрыв суть?</text:p>
      <text:p text:style-name="P58">Луна продолжила с горечью.</text:p>
      <text:p text:style-name="P58"><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8"><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8"><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8">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8">Я со всей дури грохнул кулаком по ограждению балкона. Перила жалобно скрипнули. Луна всё поняла и кивнула.</text:p>
      <text:p text:style-name="P58"><text:span text:style-name="T11">– </text:span>Теперь ты понимаешь, почему Мы виним тебя в развоплощении сестры?</text:p>
      <text:p text:style-name="P58"><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8">Луна пристально взглянула на меня и понимающе склонила голову.</text:p>
      <text:p text:style-name="P58"><text:span text:style-name="T11">– </text:span>Мы знаем, иногда так бывает. Продолжай.</text:p>
      <text:p text:style-name="P58"><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8"><text:span text:style-name="T11">– </text:span>Да, помним.</text:p>
      <text:p text:style-name="P58"><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8">В разговор встряла Твайлайт, до этого тихо стоявшая в сторонке.</text:p>
      <text:p text:style-name="P58"><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8">Я вздохнул с облегчением. Твайлайт — умничка! Мне даже придумывать ничего не пришлось.</text:p>
      <text:p text:style-name="P58"><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8">Единорожка успокаивающе произнесла:</text:p>
      <text:p text:style-name="P58"><text:soft-page-break/><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8">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8"><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8">Аликорница вернулась на место, воссоединившись с двойником.</text:p>
      <text:p text:style-name="P58"><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8"><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8">Единорожка задумалась.</text:p>
      <text:p text:style-name="P58"><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8"><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8"><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8">Луна сморщила нос при этих словах, но всё же кивнула.</text:p>
      <text:p text:style-name="P58"><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8"><text:span text:style-name="T11">– </text:span>Я приглашу их. Они не откажутся.</text:p>
      <text:p text:style-name="P58"><text:span text:style-name="T11">– </text:span>Что ж, ещё одной проблемой меньше. Теперь нужно решить, как найти Сел. Кто-то должен отправиться за ней.</text:p>
      <text:p text:style-name="P58"><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8"><text:span text:style-name="T11">– </text:span>А если…</text:p>
      <text:p text:style-name="P58"><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8"><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8"><text:soft-page-break/><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8">Единорожка вернулась в библиотеку. Некоторое время мы с Луной молча слушали звуки засыпающего Понивилля.</text:p>
      <text:p text:style-name="P58"><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8"><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8"><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8">Аликорница отвлеклась от воспоминаний.</text:p>
      <text:p text:style-name="P58"><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8"><text:span text:style-name="T11">– </text:span>Почему же ты не смогла найти меня с его помощью?</text:p>
      <text:p text:style-name="P58">Аликорница смутилась.</text:p>
      <text:p text:style-name="P58"><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8"><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8"><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8">Я присмотрелся к ночной принцессе. Что она знает о нас с Селли?</text:p>
      <text:p text:style-name="P58"><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8"><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8"><text:span text:style-name="T11">– </text:span>А также совместить приятное с полезным. <text:span text:style-name="T11">– </text:span>не удержался я.</text:p>
      <text:p text:style-name="P53">Луна бросила на меня тяжёлый взгляд.</text:p>
      <text:p text:style-name="P56"><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6">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17">–</text:span> Тогда зачем она..?</text:p>
      <text:p text:style-name="P53"><text:soft-page-break/><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Меня как будто окатило ледяным душем. Не любовь и даже не дружба. Просто плата за услугу… Даже не дружба…</text:p>
      <text:p text:style-name="P53">Тревожная догадка окончательно сковала морозом душу.</text:p>
      <text:p text:style-name="P56"><text:span text:style-name="T18">–</text:span> А другие? Они тоже… давали мне потому, что считали меня последним шансом?</text:p>
      <text:p text:style-name="P56">У аликорницы отвалилась челюсть.</text:p>
      <text:p text:style-name="P56"><text:span text:style-name="T18">–</text:span> Другие? Кто ещё?<text:span text:style-name="T11"> </text:span>С кем ещё у тебя были… отношения?</text:p>
      <text:p text:style-name="P53"><text:span text:style-name="T17">–</text:span> С Рэйнбоу Дэш <text:span text:style-name="T17">–</text:span> ответил я несчастным голосом. <text:span text:style-name="T17">–</text:span> И, может быть, с Пинки.</text:p>
      <text:p text:style-name="P53"><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3">Аликорница фыркнула.</text:p>
      <text:p text:style-name="P53"><text:span text:style-name="T17">–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8">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8"><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8">Я благодарно взъерошил пегаске гриву. Уныние отступило.</text:p>
      <text:p text:style-name="P58"><text:span text:style-name="T11">– </text:span>Спасибо, Дэш. Ты настоящий друг.</text:p>
      <text:p text:style-name="P58"><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8">Я удивлённо воззрился на аликорницу.</text:p>
      <text:p text:style-name="P58"><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8">Я пожал плечами и спустился с пегаской вниз, к компании.</text:p>
      <text:p text:style-name="P58"/>
      <text:h text:style-name="P149" text:outline-level="2">19. <text:span text:style-name="T1">Лучший</text:span> Гранд Галопин<text:span text:style-name="T1">г</text:span> Гала <text:span text:style-name="T1">в истории</text:span></text:h>
      <text:p text:style-name="P83">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8"><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8"><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8"><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8">Тук-тук-тук!</text:p>
      <text:p text:style-name="P58"><text:span text:style-name="T11">– </text:span>Макс, ты тут? <text:span text:style-name="T11">–</text:span>Дэш просунула нос в дверь, не дожидаясь отклика. <text:span text:style-name="T11">– </text:span>Ага, вот ты где! Я с тобой!</text:p>
      <text:p text:style-name="P58">Она швырнула перемётные сумки мне на постель и пошла к выходу.</text:p>
      <text:p text:style-name="P58"><text:span text:style-name="T11">– </text:span>Ну, чего застрял? Пошли скорее, а то на хавчик опоздаем! <text:span text:style-name="T11">– </text:span>нетерпеливо обернулась пегаска.</text:p>
      <text:p text:style-name="P58">Я пожал плечами и пошёл следом. Бороться со стихией в лице Дэш было трудновато. Да и незачем.</text:p>
      <text:p text:style-name="P58"/>
      <text:p text:style-name="P47">…</text:p>
      <text:p text:style-name="P47"/>
      <text:p text:style-name="P58">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8"><text:span text:style-name="T11">– </text:span>Располагайтесь. <text:span text:style-name="T11">– </text:span>кивнула нам Луна.</text:p>
      <text:p text:style-name="P58">«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8"><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8">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8"><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8">Я мило улыбнулся ей в ответ, закинул в рот пучок петрушки и ответил.</text:p>
      <text:p text:style-name="P58"><text:span text:style-name="T11">– </text:span>А ты первая на моей памяти лошадь, умеющая магичить.</text:p>
      <text:p text:style-name="P58">Луна нахмурилась, но потом луч озарения коснулся её мордочки.</text:p>
      <text:p text:style-name="P47">– П<text:span text:style-name="T1">ризнаём, Мы были несправедливы к тебе. Как Нам тебя называть?</text:span></text:p>
      <text:p text:style-name="P58">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58">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58">– А если он не придёт, тогда можно?</text:p>
      <text:p text:style-name="P58">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8">– Эй! Это моя шляпа! – возмутилась фермерша.</text:p>
      <text:p text:style-name="P58">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8">– Прекрати паясничать! – негромко сказала Луна.</text:p>
      <text:p text:style-name="P58">– Я не хотел… Тут мышь… – мои уши загорались медленно, но неотвратимо.</text:p>
      <text:p text:style-name="P58">– Мы не тебе. – так же тихо произнесла аликорница.</text:p>
      <text:p text:style-name="P58">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8">–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8">– Перестань, Дискорд. – устало ответила Луна. – Фиглярство вызывает улыбку только первые пару сотен лет.</text:p>
      <text:p text:style-name="P58">– Говори только за себя, дражайшая! Я, наоборот, только вхожу во вкус!</text:p>
      <text:p text:style-name="P58">Драконикус принялся жадно есть брюкву и заткнулся.</text:p>
      <text:p text:style-name="P58">Аликорница обвела присутствующих долгим взглядом и начала.</text:p>
      <text:p text:style-name="P58">–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8">– Прибыл к нам, ага. А я-то думал, Селли сама на нашу голову вытащила эту обезьяну из мухосранска. – прочавкал сам себе Дискорд.</text:p>
      <text:p text:style-name="P58">– Макс берётся отыскать Селестию. И наша задача — помочь ему в этом! – с нажимом произнесла Луна, ни на кого не глядя.</text:p>
      <text:p text:style-name="P58">–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8">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8">– Я полностью в вашем распоряжении, Ваше Высочество! Думаю, мои друзья меня поддержат! – отчеканила Твайлайт.</text:p>
      <text:p text:style-name="P58">Шестёрка пони отозвалась невнятным мычанием.</text:p>
      <text:p text:style-name="P58">–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8">–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8">–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8">–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8">– Эталоном? Для всехпони? Всегда говорила? – Дискорд принял задумчивую позу, стреляя глазами по сторонам.</text:p>
      <text:p text:style-name="P58"><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8">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8">– Мы думаем, она была права!</text:p>
      <text:p text:style-name="P58">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8">– Ну, это… Если светоч, то конечно… А как же! Я всегда знал, что я светоч!.. А для Элементов Гармонии я тоже светоч?</text:p>
      <text:p text:style-name="P58">– Разумеется! – заверила его Луна, изо всех сил моргая шестёрке.</text:p>
      <text:p text:style-name="P58">– Светоч, светоч! – вразнобой подтвердили пони. Пожалуй, Флаттершай даже не врала.</text:p>
      <text:p text:style-name="P58">–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8">– Ффух! – шумно выдохнула Луна. – Спасибо вам, Наши дорогие, вы Нам очень помогли!</text:p>
      <text:p text:style-name="P58">– Но мы же ничего не сделали! – запротестовала Эпплджек.</text:p>
      <text:p text:style-name="P58">–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8"/>
      <text:p text:style-name="P58">…</text:p>
      <text:p text:style-name="P58"/>
      <text:p text:style-name="P58">Безмолвными тенями скользнули лакеи и унесли блюда. На освободившемся столе Луна расстелила свиток с записями.</text:p>
      <text:p text:style-name="P58">– Теперь, мои маленькие пони, Мы должны просить вас ещё об одной услуге.</text:p>
      <text:p text:style-name="P58">Странно и непривычно было видеть принцессу ночи сконфуженной.</text:p>
      <text:p text:style-name="P58">–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8">При этих словах пони стали прятать глаза, а Дэш фейсхуфнула.</text:p>
      <text:p text:style-name="P58">–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8">–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8">–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8">Флаттершай закрыла голову копытами.</text:p>
      <text:p text:style-name="P58"><text:soft-page-break/></text:p>
      <text:p text:style-name="P48">***</text:p>
      <text:p text:style-name="P47"/>
      <text:p text:style-name="P58">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8">– Я верю в вас только потому, что ты об этом попросила. – наконец, начал я. – Тогда, в метель.</text:p>
      <text:p text:style-name="P58">Аликорница кивнула.</text:p>
      <text:p text:style-name="P58">– Потому что у меня больше нет других причин верить в дружбомагию. После того, что рассказала Луна.</text:p>
      <text:p text:style-name="P58">Аликорница сникла.</text:p>
      <text:p text:style-name="P58">– Она ведь правду сказала? То свидание ночью было всего лишь платой? Авансом?</text:p>
      <text:p text:style-name="P58">Селестия грустно кивнула и отвернулась.</text:p>
      <text:p text:style-name="P58">– Выходит, я для тебя был тем же, чем сейчас Дискорд для Луны? С тем отличием, что ты не нашла способ «отмазаться»?</text:p>
      <text:p text:style-name="P58">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8">Заросли можжевельника раздвинулись, пропуская синюю единорожку.</text:p>
      <text:p text:style-name="P58">– Привет!</text:p>
      <text:p text:style-name="P58">Я молча смотрел сквозь неё, привалившись спиной к валуну. Мне хотелось побыть одному.</text:p>
      <text:p text:style-name="P58">– Привет, говорю! Я видела, как ты залазил сюда. Классное местечко!</text:p>
      <text:p text:style-name="P58">– Привет, Индиго.</text:p>
      <text:p text:style-name="P58">– Что-то на тебе лица нет. Ты бледнее болотной поганки из Вечнодикого леса. Что-то случилось?</text:p>
      <text:p text:style-name="P58">– Случилось, Индиго. За то время, что мы не виделись, случилось очень многое.</text:p>
      <text:p text:style-name="P58">– Так это ж здорово! Я люблю, когда что-нибудь случается! Иначе скучно. А ты? Расскажи! Ты нашёл Шейлу?</text:p>
      <text:p text:style-name="P58">– Нашёл.</text:p>
      <text:p text:style-name="P58">– Вау! А принцессу Селестию?</text:p>
      <text:p text:style-name="P58">– Селестию тоже.</text:p>
      <text:p text:style-name="P58">– Круто! А где они? Они скоро вернутся?</text:p>
      <text:p text:style-name="P58">– Они не вернутся.</text:p>
      <text:p text:style-name="P58">Индиго перестала улыбаться. Тревога отразилась на её мордочке.</text:p>
      <text:p text:style-name="P58">– Почему?</text:p>
      <text:p text:style-name="P58">– Они там, откуда нет возврата.</text:p>
      <text:p text:style-name="P58">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8">Индиго молча села возле меня. Потом она всхлипнула. Потом тяжело вздохнула.</text:p>
      <text:p text:style-name="P58">– Пожалуйста, скажи мне, что с ними.</text:p>
      <text:p text:style-name="P58">Я оторвался от валуна, склонился над ней и тихонько прошептал ей в ухо:</text:p>
      <text:p text:style-name="P58"><text:soft-page-break/>– Если я скажу, ты исчезнешь. Это такое проклятие. Отправишься вслед за ними. Мне бы этого не хотелось. Ты нужна здесь.</text:p>
      <text:p text:style-name="P58">Индиго хмуро взглянула на меня.</text:p>
      <text:p text:style-name="P58">–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8">Я ласково потрепал её по головке.</text:p>
      <text:p text:style-name="P58">–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8">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8">– Индиго, ты в Гранд Галопинг Гала когда-нибудь участвовала?</text:p>
      <text:p text:style-name="P58">– А то! В прошлом году па взял меня с собой на Гала. Он стоял в охране, а я пробралась внутрь и наблюдала за всем из-за занавески.</text:p>
      <text:p text:style-name="P58">– То есть, ты помнишь, как там всё устроено и что должно происходить?</text:p>
      <text:p text:style-name="P58">– Агась!</text:p>
      <text:p text:style-name="P58">–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8">– Вау! Круто!</text:p>
      <text:p text:style-name="P58">Единорожка в восторге <text:s/>запрыгала на месте.</text:p>
      <text:p text:style-name="P58">–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8">Кобылка остановилась и обняла меня за шею.</text:p>
      <text:p text:style-name="P58">– Спасибки! Тока ж ты на праздник придёшь? Обещаешь? Пожалуйста-пожалуйста-пожалуйста!</text:p>
      <text:p text:style-name="P58">– Обещаю.</text:p>
      <text:p text:style-name="P58">Единорожка умчалась с победным «ю-ху-у-у!».</text:p>
      <text:p text:style-name="P58">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8">В серебряной коробке вместо книги лежал одинокий листок бумаги.</text:p>
      <text:p text:style-name="P67"/>
      <text:p text:style-name="P6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text:soft-page-break/>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7">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7">До встречи!</text:p>
      <text:p text:style-name="P67"/>
      <text:p text:style-name="P58">– Селли-Селли… Ну почему ты такая… – пробормотал я сквозь слёзы.</text:p>
      <text:p text:style-name="P58"/>
      <text:p text:style-name="P59">***</text:p>
      <text:p text:style-name="P83">INXS – Suicide blonde</text:p>
      <text:p text:style-name="P58">«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8">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8">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8">–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8">–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8">–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8">– А моя часть будет в самом конце. – вздохнул третий голосок. – Если мы до него досидим. Лично мне уже надоело. Скучно.</text:p>
      <text:p text:style-name="P58">–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8"><text:soft-page-break/>– Всё равно Норф был круче. – пробормотал голос Индиго. – Он Кинга раза три уделывал на «Королеве Лорен».</text:p>
      <text:p text:style-name="P58">– Скоро начнётся! Я слышу свисток Вондерболтов! – перебил голос Санни – Бежим на смотровую площадку!</text:p>
      <text:p text:style-name="P58">– Кто первый добежит, тот… эмм…</text:p>
      <text:p text:style-name="P58">– Суперсветоч!</text:p>
      <text:p text:style-name="P58">– Агась! Галагалоперы, вперёд!</text:p>
      <text:p text:style-name="P58">– Йей!!!</text:p>
      <text:p text:style-name="P58">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8">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8">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8">…</text:p>
      <text:p text:style-name="P58">– Это она! Она!!!</text:p>
      <text:p text:style-name="P58">– Наша принцесса! Наше солнце!</text:p>
      <text:p text:style-name="P58">– Она вернётся!</text:p>
      <text:p text:style-name="P58">– А то! Я всем говорил! Мне никто не верил! Никто!!!</text:p>
      <text:p text:style-name="P58">– Дайте мне вас обнять, дорогой друг!</text:p>
      <text:p text:style-name="P58">…</text:p>
      <text:p text:style-name="P58">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lt;<text:span text:style-name="T72">Ace Enders – million different people</text:span>&gt;</text:p>
      <text:p text:style-name="P58">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8">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30">усесться поудобнее там, где стоишь, и слушать-слушать-слушать (танцевать?)</text:span>.</text:p>
      <text:p text:style-name="P58">…</text:p>
      <text:p text:style-name="P58">Музыкальный транс прервался цоканьем копыт по парковой дорожке. Две фигуры устало брели прочь от замка, тихо переговариваясь.</text:p>
      <text:p text:style-name="P58">– Ужель обязательно лично приветствовать каждого пони? Сестра разбаловала их. Это так утомляет!</text:p>
      <text:p text:style-name="P58">–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8">–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8">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58">–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8">–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8">–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8">В саду прозвенел гонг. Музыка умолкла и в наступившей тишине звонкий голосок объявил в потрескивающий микрофон:</text:p>
      <text:p text:style-name="P58">–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8">Последняя фраза утонула в свисте и восторжённом топоте копыт. Твайлайт вздохнула.</text:p>
      <text:p text:style-name="P58">–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8">Твайлайт побрела по дорожке к освещённой террасе. Луна проводила её взглядом. Затем она со смешком обратилась в пространство:</text:p>
      <text:p text:style-name="P58">– Скрываться за колонной — плохая идея. Если хочешь, чтобы тебя не раскрыли, прячься так, чтобы не было видно твоей тени.</text:p>
      <text:p text:style-name="P58">– А кто прячется-то? – я встал и вышел к Луне. – Слушал себе музыку, пока вы не подошли. Классно играют!</text:p>
      <text:p text:style-name="P58">Луна кивнула.</text:p>
      <text:p text:style-name="P58">–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8"><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8">– А-а-а, дражайший принц? – любезнейше приветствовала франта Луна – Как ваше драгоценное здоровье? Как поживает ваш кузён Хавтиноуз?</text:p>
      <text:p text:style-name="P58">Принц позеленел, промычал нечто нечленораздельное и дал знак носильщикам двигаться дальше.</text:p>
      <text:p text:style-name="P58">Во дворце, вручив мне небольшую тяжёлую шкатулку серебряной окантовки с хрустальным шаром , Луна с некоторым смущением сообщила:</text:p>
      <text:p text:style-name="P58">–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8">Она что, блядь, издевается?</text:p>
      <text:p text:style-name="P58">– Да хрен там! Какие перья? Ты же сама сказала, отношения были чисто деловыми. По крайней мере, с её стороны.</text:p>
      <text:p text:style-name="P58">Луна продолжила с каменным выражением лица.</text:p>
      <text:p text:style-name="P58">– Если же нет, поднимись в её башню и разыщи перо или волос в её постели. После чего помести это в компас. Всё.</text:p>
      <text:p text:style-name="P58">Аликорница отвернулась. Я пошёл к выходу.</text:p>
      <text:p text:style-name="P58">– Иногда деловые отношения служат прикрытием для… чего-то большего. Но смертным это трудно понять.</text:p>
      <text:p text:style-name="P58">Я обернулся. Аликорница смотрела в окно на первый заезд «Небес Эквестрии», не удостаивая меня вниманием.</text:p>
      <text:p text:style-name="P58">Не гребу я этих аликорнов!</text:p>
      <text:p text:style-name="P47"/>
      <text:p text:style-name="P59">***</text:p>
      <text:p text:style-name="P58"/>
      <text:p text:style-name="P58">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8">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8">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8">Чувствуя себя грабителем, я вошёл в комнату и осмотрел футон.</text:p>
      <text:p text:style-name="P58">Фиг там! Было такое впечатление, что последние недели на нём никто не спал. Ни складочки, ни вмятинки, ни волоска, ни пылинки.</text:p>
      <text:p text:style-name="P58">Я окинул взглядом комнату. Взор упал на гардероб у стенки. Вот где можно найти перо или волос!</text:p>
      <text:p text:style-name="P58">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8">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58"><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8">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8">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8">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8">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8">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8">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8"/>
      <text:p text:style-name="P59">***</text:p>
      <text:p text:style-name="P58"/>
      <text:p text:style-name="P58">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8">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8">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8">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8">«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8">Рычаг заклинило. Блядь!!!</text:p>
      <text:p text:style-name="P58">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8"><text:soft-page-break/>Я что есть мочи дёрнул ручку на себя.</text:p>
      <text:p text:style-name="P58">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8"/>
      <text:p text:style-name="P58">…</text:p>
      <text:p text:style-name="P58"/>
      <text:p text:style-name="P58">«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8">Замок.</text:p>
      <text:p text:style-name="P58">Блядь, что с замком?!</text:p>
      <text:p text:style-name="P58">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8">Я надавил на рычаг вертикальной тяги и колесница плавно скользнула вниз. Ха, теперь-то я понял, в чём дело! Замок висел в воздухе!</text:p>
      <text:p text:style-name="P58">Блядь… Замок висел в воздухе?!!</text:p>
      <text:p text:style-name="P58">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8">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8">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8">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8">Я пробежал комнату насквозь и кинулся к выходу.</text:p>
      <text:p text:style-name="P58">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8">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8">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8">За моей спиной раздался механический голос.</text:p>
      <text:p text:style-name="P58"><text:soft-page-break/>–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58">Я обернулся.</text:p>
      <text:p text:style-name="P58">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8">БЛЯ!!!</text:p>
      <text:p text:style-name="P58">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8">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8">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8">–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8">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8"/>
      <text:p text:style-name="P58">…</text:p>
      <text:p text:style-name="P58"/>
      <text:p text:style-name="P58">– Что сиё значит, человек?!</text:p>
      <text:p text:style-name="P58">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8">– Мнэ-э-э. – в этот момент даже козлиное блеяние было для меня верхом геройства.</text:p>
      <text:p text:style-name="P58">Подымая тучи пыли, с грохотом обрушилась в провал башня Селестии. Луна с отвалившейся челюстью наблюдала за действом в окно.</text:p>
      <text:p text:style-name="P58">– Что… Что это за дискордовщина?!</text:p>
      <text:p text:style-name="P58">Луна глянула в противоположное окно.</text:p>
      <text:p text:style-name="P58">– А куда делась Наша башня?!! – на аликорницу было жалко смотреть.</text:p>
      <text:p text:style-name="P58">– Она внизу. – промямлил я. <text:s/>Чтобы легче было дышать, я оттянул галстук от горла.</text:p>
      <text:p text:style-name="P58">– В каком ещё низу???</text:p>
      <text:p text:style-name="P58">– Ну… внизу. С остальным Кантерлотом… – я чувствовал себя дебилом.</text:p>
      <text:p text:style-name="P58">Аликорница молча взвилась в воздух и вылетела наружу. Через минуту вернулась.</text:p>
      <text:p text:style-name="P58">– Мы приняли решение! Бал закрывается!</text:p>
      <text:p text:style-name="P58"/>
      <text:h text:style-name="Heading_20_2" text:outline-level="2">20. <text:span text:style-name="T1">Осколки</text:span></text:h>
      <text:p text:style-name="P86">Electric Light Orchestra – Sorrow about to fall</text:p>
      <text:p text:style-name="P58">Скалу ощутимо тряхнуло. Грибной суп выплеснулся из супницы на стол.</text:p>
      <text:p text:style-name="P58"><text:soft-page-break/>– Четвёртый день уж волокут. Могли бы и научиться наконец-то. – проворчала Эпплджек с набитым ртом.</text:p>
      <text:p text:style-name="P58">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8">– Девочки, под нами Понивилль! – захлопала копытами Рэрити. – Узнаю свой бутик!</text:p>
      <text:p text:style-name="P58">Да, с утёса открылся городок, очертаниями повторяющий карту Понивилля.</text:p>
      <text:p text:style-name="P58">– Эй-Джей, гляди, твоя ферма! – Дэш указала на ряды деревьев на окраине городка.</text:p>
      <text:p text:style-name="P58">– Агась, она! – кивнула фермерша. – А это значит, скоро приедем.</text:p>
      <text:p text:style-name="P58">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8"/>
      <text:p text:style-name="P58">…</text:p>
      <text:p text:style-name="P58"/>
      <text:p text:style-name="P58">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8">– Итак, на рассвете мы достигнем цели. Надеюсь, все помнят план действий. Мы высаживаемся группой у входа и…</text:p>
      <text:p text:style-name="P58">– Прячемся?</text:p>
      <text:p text:style-name="P58">– Дерёмся с пландерсидами?</text:p>
      <text:p text:style-name="P58">– Создаём магическое убежище?</text:p>
      <text:p text:style-name="P58">– Нет!</text:p>
      <text:p text:style-name="P58">Луна поднесла копыто ко рту и прокашлялась.</text:p>
      <text:p text:style-name="P58">–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8">Я вспомнил, как мы драпали из замка, но промолчал.</text:p>
      <text:p text:style-name="P58">–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8">– По возвращению человек отыщет Сестру с помощью компаса, что Мы приготовили для него. Ты активировал компас, человек?</text:p>
      <text:p text:style-name="P58">Я продемонстрировал ночной принцессе шкатулку с беспорядочно мечущейся стрелкой.</text:p>
      <text:p text:style-name="P58">– Чудесно! Осталось дело за малым — найти Сестру.</text:p>
      <text:p text:style-name="P58"><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8">– Какой же? – нахмурилась Луна. – Ты изменяешь условия сделки?</text:p>
      <text:p text:style-name="P58">–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8">Драконикус для наглядности плюнул. Плевок затормозил у потолка, изменил направление на девяносто градусов и вылетел в окно.</text:p>
      <text:p text:style-name="P58">–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8">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8">–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8">–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8">Луна нахмурилась.</text:p>
      <text:p text:style-name="P58">– Мы видим, у тебя уже есть готовое решение. Говори.</text:p>
      <text:p text:style-name="P58">–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8">Луна скосила глаза на меня в немом вопросе. <text:s/>Я не увидел ответную мимику Дискорда — он сидел ко мне полубоком.</text:p>
      <text:p text:style-name="P58">–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8">– Придётся действовать по твоему плану. У нас нет времени.</text:p>
      <text:p text:style-name="P58">Дискорд взглянул в газету.</text:p>
      <text:p text:style-name="P58">–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8">Драконикус отвлёкся от приятных мыслей и направился к выходу. За ним потянулись и остальные.</text:p>
      <text:p text:style-name="P58">Я подождал, пока все выйдут и подобрал с пола оброненную Дискордом газету.</text:p>
      <text:p text:style-name="P47"><text:soft-page-break/><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8">***</text:p>
      <text:p text:style-name="P47"/>
      <text:p text:style-name="P58">Сумерки укутывали землю пушистым одеялом. Мы сидели на парковой дорожке, выходящей к обрыву, и любовались проплывающим внизу лесом.</text:p>
      <text:p text:style-name="P58">…</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41"><text:span text:style-name="T11">–</text:span> Нет, почему? Правитель есть. Только он не постоянный. Его избирают. Раз в несколько лет.</text:p>
      <text:p text:style-name="P4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8">Пегаска задумалась.</text:p>
      <text:p text:style-name="P58">– Макс?</text:p>
      <text:p text:style-name="P58">– Да?</text:p>
      <text:p text:style-name="P58">–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8">Я почесал пегаску у основания гривы и объяснил:</text:p>
      <text:p text:style-name="P58">–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8">Я почувствовал резкую боль. Отдёрнув руку, я увидел на пальце кровь из ранки. </text:p>
      <text:p text:style-name="P58">Дэш смутилась.</text:p>
      <text:p text:style-name="P58">–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8">Брошь переливалась всеми цветами радуги в тусклом свете заходящего солнца.</text:p>
      <text:p text:style-name="P58">– Классная штука! Тебе идёт.</text:p>
      <text:p text:style-name="P58">Пегаска смущённо отвернулась. Потом повернулась опять. Копыто чертило звёздочку на песке.</text:p>
      <text:p text:style-name="P58">– Ты ведь вернёшься?</text:p>
      <text:p text:style-name="P58">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8">–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8">–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8">– А то ж!</text:p>
      <text:p text:style-name="P58"><text:soft-page-break/>Вслед за Твайлайт к нам подошли Эпплджек с Пинки. Фермерша прикоснулась ко мне копытом.</text:p>
      <text:p text:style-name="P58">–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8">– Супер-дупер-верно! Ещё никто не смел отобрать у Пинки друга и остаться при этом в своём уме!!!</text:p>
      <text:p text:style-name="P58">Розовая пони встала на задние ноги, передними оттянула веки и высунула язык, сотворив совершенно безумную мордаху.</text:p>
      <text:p text:style-name="P58">– В случае Дискорда — остаться НЕ в своём уме. Но в остальном — верно. Мы не дадим тебя в обиду, Макс.</text:p>
      <text:p text:style-name="P58">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8">– Спасибо, девчонки. Вы самые лучшие.</text:p>
      <text:p text:style-name="P58">– А я — лучшая из лучших! – похлопала себя в грудь Дэш. – Не забывай об этом!</text:p>
      <text:p text:style-name="P58">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8">Раздались тихие шаги. Меня накрыла тень.</text:p>
      <text:p text:style-name="P58">–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8">Луна опустила мне на колени небольшую карточку из серебра.</text:p>
      <text:p text:style-name="P58"/>
      <text:p text:style-name="P76"><text:span text:style-name="T11">~~~ </text:span>Человек Макс <text:span text:style-name="T11">~~~</text:span></text:p>
      <text:p text:style-name="P76">Паспорт гражданина Эквестрии</text:p>
      <text:p text:style-name="P75">Выдан человеку Максу</text:p>
      <text:p text:style-name="P75">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5">Именем правительства Эквестрии призываем оказывать предъявителю сего всю возможную помощь и содействие.</text:p>
      <text:p text:style-name="P74">26.07.2143</text:p>
      <text:p text:style-name="P58"/>
      <text:p text:style-name="P59">***</text:p>
      <text:p text:style-name="P58"/>
      <text:p text:style-name="P58">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8"><text:soft-page-break/>Ага, сейчас!</text:p>
      <text:p text:style-name="P58">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8">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8">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8">Дирижабль миновал полосу воды и поравнялся с замком. Как по команде, дождь из лиан прекратился.</text:p>
      <text:p text:style-name="P58">– Похоже, мы выиграли этот бой. – тихо сказала Луна. – Нам стоило использовать «Конкордию» и в первый раз.</text:p>
      <text:p text:style-name="P58">– Напомнить тебе о режиме секретности, который ты тогда установила, или сама вспомнишь? – язвительно отозвался Дискорд.</text:p>
      <text:p text:style-name="P58">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8">«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8">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7"/>
      <text:p text:style-name="P58">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8"/>
      <text:p text:style-name="P48">~~~~~</text:p>
      <text:p text:style-name="P58"/>
      <text:p text:style-name="P58">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8">– Бросайте якорь. – отвечает Луна.</text:p>
      <text:p text:style-name="P58">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8">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8"><text:soft-page-break/></text:p>
      <text:p text:style-name="P58">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8">– Ох, Селестия милосердная… Кракен… Этого не было в расчётах… – бормочет Твайлайт.</text:p>
      <text:p text:style-name="P58">«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8">Луна отдаёт короткую команду в интерком и наперерез падающим фигуркам с «Конкордии» пикирует звено Вондерболтов.</text:p>
      <text:p text:style-name="P58">– <text:span text:style-name="T31">ПОНИ! ВЫ ЗАЕБАЛИ!!! ВЫ ДАДИТЕ МНЕ СПАТЬ, ИЛИ НЕТ?!! КЛЯНУСЬ ХВОСТОМ, ВЫ ТАКИ ОТ МЕНЯ ОТСТАНЕТЕ, НЕ БУДЬ Я АГАМЕМНОН-БЕСКЛАННИК!</text:span></text:p>
      <text:p text:style-name="P58">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8">– Берегись!!!</text:p>
      <text:p text:style-name="P58">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8"/>
      <text:p text:style-name="P48">~~~~~</text:p>
      <text:p text:style-name="P48"/>
      <text:p text:style-name="P58">…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8">Я принимаю вертикальное положение. Вокруг меня осыпавшиеся замшелые стены без крыши и… Дэш.</text:p>
      <text:p text:style-name="P58">–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8">– Учту. – я кривлюсь от боли. – Спасибо, Дэш. За мной должок.</text:p>
      <text:p text:style-name="P58">– Да кто там считает! – отмахивается пегаска. – Ты не в курсе, куда я приземлилась? Ты уже был тут.</text:p>
      <text:p text:style-name="P58">Я качаю головой.</text:p>
      <text:p text:style-name="P58">– Я видел только маленькую часть замка Сестёр. И то, на бегу. Но ты ведь можешь подняться над замком и разведать путь?</text:p>
      <text:p text:style-name="P58">Пегаска чешет копытом в затылке.</text:p>
      <text:p text:style-name="P58">– Могу, конечно. Но пока я спускалась, меня трижды чуть не сбили.</text:p>
      <text:p text:style-name="P58">Над развалинами выстреливает пландерсид, целясь в пролетающего Вондерболта.</text:p>
      <text:p text:style-name="P58">–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8">Я сажусь на обломок колонны.</text:p>
      <text:p text:style-name="P58">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text:soft-page-break/>спасению Селли же... Блядь, может, со мной что-то не так? Может, спасение Эквестрии придёт тогда, кода я самовыпилюсь?<text:span text:style-name="T11">&lt;</text:span><text:span text:style-name="T25">Описать нарастание депрессивных мыслей от описанных случая к случаю</text:span><text:span text:style-name="T11">&gt;</text:span></text:p>
      <text:p text:style-name="P58">– Макс? – пегаска трясёт меня копытом. – Ты же у нас Проводник? Выбирай направление.</text:p>
      <text:p text:style-name="P58">Ну да, на работу флюгером я ещё гожусь, «Громовержец» от выбора направления нам на голову не свалится. Наверное.</text:p>
      <text:p text:style-name="P58">Я тыкаю на ближайший коридор.</text:p>
      <text:p text:style-name="P58">– Идём туда. Один хрен, они все одинаковые. Рано или поздно выйдем в знакомое место.</text:p>
      <text:p text:style-name="P58">– Верняк! – пегаска салютует. – Веди, Проводник!</text:p>
      <text:p text:style-name="P58"/>
      <text:p text:style-name="P58">…</text:p>
      <text:p text:style-name="P58"/>
      <text:p text:style-name="P58">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8">– Готова спорить на две тысячи бит, мы проходили этот перекрёсток двадцать минут назад. И сорок минут назад тоже проходили.</text:p>
      <text:p text:style-name="P58">Я поворачиваюсь к Дэш.</text:p>
      <text:p text:style-name="P58">– У тебя разве есть две тысячи бит?</text:p>
      <text:p text:style-name="P58">–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8">– Идём налево.</text:p>
      <text:p text:style-name="P58">– Так точно, Проводник. – <text:s/>в голосе пегаски энтузиазма заметно убавилось.</text:p>
      <text:p text:style-name="P58">– Послушай, не называй меня проводником. Это уже не смешно!</text:p>
      <text:p text:style-name="P58">Пегаска смотрит на меня вишнёвыми глазами.</text:p>
      <text:p text:style-name="P58">– А я и не смеюсь. Я хотела тебя подбодрить малёхо, а то ты нос повесил. Но если не хочешь — не бу…</text:p>
      <text:p text:style-name="P58">– Дэш! Сзади!!!</text:p>
      <text:p text:style-name="P58">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1"><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1">После двух кувырков по камням гуд<text:span text:style-name="T1">ит</text:span> голова и садн<text:span text:style-name="T1">ит</text:span> ушибленное плечо.</text:p>
      <text:p text:style-name="P41"><text:span text:style-name="T1">–</text:span> Дэш? Ты где?.. Дэш?</text:p>
      <text:p text:style-name="P41"><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oft-page-break/><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8">~~~~~</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text:soft-page-break/>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8">~~~~~</text:p>
      <text:p text:style-name="P20">&lt;<text:span text:style-name="T26">Макс и ко появляются на Терре со сдвигом по времени (как и Кимеринн)?</text:span>&gt;</text:p>
      <text:p text:style-name="P9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6"/>
      <text:p text:style-name="P97">Кажется, я уже это встречал раньше! Не помню только, где и когда.</text:p>
      <text:p text:style-name="P96"/>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8">Там лишь тающая в темноте радуга.</text:p>
      <text:p text:style-name="P53"/>
      <text:h text:style-name="Heading_20_2" text:outline-level="2">21. <text:span text:style-name="T1">Терра</text:span></text:h>
      <text:h text:style-name="P150" text:outline-level="3">Воскресение</text:h>
      <text:p text:style-name="P53">&lt;<text:span text:style-name="T88">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text:soft-page-break/>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3">–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3"/>
      <text:p text:style-name="P54">***</text:p>
      <text:p text:style-name="P53"/>
      <text:p text:style-name="P53">Маленькое высохшее тельце лежало на полу.</text:p>
      <text:p text:style-name="P53">– Что ж ты? – пробормотал я.</text:p>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1">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1">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1">Дискорд помахал рукой у меня перед носом. Я оттолкнул его руку и выпрямился.</text:p>
      <text:p text:style-name="P61">– Не надо. Я в порядке.</text:p>
      <text:p text:style-name="P61"/>
      <text:p text:style-name="P62">***</text:p>
      <text:p text:style-name="P61"><text:soft-page-break/></text:p>
      <text:p text:style-name="P61">– Бля! Я так и знал!</text:p>
      <text:p text:style-name="P6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1">– И как её найти? – мрачно добавил я. – Компас теперь бесполезен.</text:p>
      <text:p text:style-name="P61">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1">Стакан медленно собрался воедино и прыгнул обратно в руку Дискорду. – Хорошо, хоть от моей заначки в Эогиппе что-то осталось. – пробурчал он.</text:p>
      <text:p text:style-name="P61">– Ну так и зачем её тратить на ерунду? – возразил я.</text:p>
      <text:p text:style-name="P61">–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5"/>
      <text:p text:style-name="P62">***</text:p>
      <text:p text:style-name="P61"/>
      <text:p text:style-name="P43"><text:span text:style-name="T2">Проклятье</text:span>! Это уже черезчур! Мне даже материться не хотелось.</text:p>
      <text:p text:style-name="P4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3">– Зуб даю! – Дискорд попытался было войти внутрь, но я остановил его.</text:p>
      <text:p text:style-name="P43">– Дальше турникетов не пройдёшь. Охрана не пропустит.</text:p>
      <text:p text:style-name="P43">Я тяжко вздохнул.</text:p>
      <text:p text:style-name="P43">– Я там работал семь лет. До прошлой пятницы. – ответил я на вопрошающий взгляд. – Думал, вырвался из этого омута навсегда. Ошибался, как видишь.</text:p>
      <text:p text:style-name="P43"/>
      <text:p text:style-name="P43">…</text:p>
      <text:p text:style-name="P43"><text:soft-page-break/></text:p>
      <text:p text:style-name="P53">Бип-бип-бип!</text:p>
      <text:p text:style-name="P58">– Анон? – голос в трубке не смог скрыть радостного изумления. – Ты передумал?</text:p>
      <text:p text:style-name="P58">– Да, Алекс. Я тут долго думал… Если у вас ещё есть местечко для меня… Я бы, пожалуй, вернулся.</text:p>
      <text:p text:style-name="P58">–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8">– С понедельника.</text:p>
      <text:p text:style-name="P58">– Отлично! Зайдёшь к охране, тебе выдадут пропуск.</text:p>
      <text:p text:style-name="P58">– Договорились.</text:p>
      <text:p text:style-name="P58">Бип-бип-бип!</text:p>
      <text:p text:style-name="P58"/>
      <text:h text:style-name="Heading_20_3" text:outline-level="3">Понедельник</text:h>
      <text:p text:style-name="P58">&lt;<text:span text:style-name="T88">Michael Jackson — Get out of my mind</text:span>&gt;</text:p>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8">– И слышать тоже.</text:p>
      <text:p text:style-name="P58">– Говорят, ты шалить начал? Нэш, тестовая задача номер шестнадцать.</text:p>
      <text:p text:style-name="P58">– Принял к исполнению. «Выживание корпорации в условиях жёсткой конкуренции с ограниченными ресурсами. Случай 16».</text:p>
      <text:p text:style-name="P94">…</text:p>
      <text:p text:style-name="P94">…</text:p>
      <text:p text:style-name="P94">Конфликт с узлом 5</text:p>
      <text:p text:style-name="P94">…</text:p>
      <text:p text:style-name="P94">…</text:p>
      <text:p text:style-name="P94">Конфликт с узлом 12</text:p>
      <text:p text:style-name="P94">…</text:p>
      <text:p text:style-name="P94">Конфликт с узлом 15</text:p>
      <text:p text:style-name="P94">…</text:p>
      <text:p text:style-name="P94">Конфликт с узлом 17</text:p>
      <text:p text:style-name="P94">…</text:p>
      <text:p text:style-name="P94">...</text:p>
      <text:p text:style-name="P92">Решение.</text:p>
      <text:p text:style-name="P9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oft-page-break/><text:span text:style-name="T1">Я выделил конфликтующие узлы на административной панели, </text:span><text:span text:style-name="T76">кликнул по ним правой кнопкой </text:span><text:span text:style-name="T1">мыши</text:span><text:span text:style-name="T76"> и </text:span><text:span text:style-name="T1">выбрал</text:span><text:span text:style-name="T76">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text:soft-page-break/>–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1">–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9">– Я отлучусь на пару деньков… Не скучайте тут без меня. Ждите дома. Вернусь с Сахарной Ваткой в обнимку — верь мне! Бу-га-га!</text:p>
      <text:p text:style-name="P6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text:soft-page-break/>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50" text:outline-level="3">Вторник</text:h>
      <text:p text:style-name="P3">&lt;<text:span text:style-name="T66">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2"><text:s/>– Ты его слишком… эмм, упрощаешь. – продолжала Флаттершай. – Вот, взгляни сюда.</text:p>
      <text:p text:style-name="P102">Флаттершай повернула ко мне экран. Мультяшный Дискорд с заплаканными глазами стоял на ледовом катке перед брошенными коньками.</text:p>
      <text:p text:style-name="P102"><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4"><text:soft-page-break/>– А ты в курсе, что твой Дискорд многократно сжигал Селестию живьём? – выпалил я.</text:p>
      <text:p text:style-name="P114">–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2"><text:span text:style-name="T11">– Это всего лишь твои домыслы. С тем же успехом я могу объяснить это тем, что он </text:span>— злой придурок!</text:p>
      <text:p text:style-name="P114">– Это не мои…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2">Флаттершай слабо улыбнулась.</text:p>
      <text:p text:style-name="P114">– Я не сержусь… На Дискорда трудно не злиться… Он так себя ведёт, потому что его это… эмм, забавляет.</text:p>
      <text:p text:style-name="P3"/>
      <text:p text:style-name="Text_20_body">…</text:p>
      <text:p text:style-name="P125"/>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6">– Что ты решил, Анон?</text:p>
      <text:p text:style-name="P96">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5">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text:soft-page-break/>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4">…</text:p>
      <text:p text:style-name="P94">Конфликт с узлом 2</text:p>
      <text:p text:style-name="P94">Конфликт с узлом 3</text:p>
      <text:p text:style-name="P94">…</text:p>
      <text:p text:style-name="P94">Конфликт с узлом 5</text:p>
      <text:p text:style-name="P94">…</text:p>
      <text:p text:style-name="P94">…</text:p>
      <text:p text:style-name="P94">Конфликт с узлом 8</text:p>
      <text:p text:style-name="P94">…</text:p>
      <text:p text:style-name="P94">…</text:p>
      <text:p text:style-name="P94">Конфликт с узлом 12</text:p>
      <text:p text:style-name="P94">Конфликт с узлом 13</text:p>
      <text:p text:style-name="P94">…</text:p>
      <text:p text:style-name="P94">Конфликт с узлом 16</text:p>
      <text:p text:style-name="P94">…</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soft-page-break/>***</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text:soft-page-break/>–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8">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8">Mike Oldfield – Tubular Bells II – Altered State</text:span>&gt;</text:p>
      <text:p text:style-name="Text_20_body">&lt;Michael Jackson – This time around&gt;</text:p>
      <text:h text:style-name="Heading_20_3" text:outline-level="3"><text:soft-page-break/>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1"><text:soft-page-break/></text:p>
      <text:p text:style-name="P70">***</text:p>
      <text:p text:style-name="P69"/>
      <text:p text:style-name="P1">…</text:p>
      <text:p text:style-name="P94">Конфликт с узлом 3</text:p>
      <text:p text:style-name="P94">…</text:p>
      <text:p text:style-name="P94">Конфликт с узлом 6</text:p>
      <text:p text:style-name="P94">Конфликт с узлом 7</text:p>
      <text:p text:style-name="P94">…</text:p>
      <text:p text:style-name="P94">Конфликт с узлом 9</text:p>
      <text:p text:style-name="P94">…</text:p>
      <text:p text:style-name="P94">…</text:p>
      <text:p text:style-name="P94">Конфликт с узлом 11</text:p>
      <text:p text:style-name="P94">Конфликт с узлом 12</text:p>
      <text:p text:style-name="P94">Конфликт с узлом 13</text:p>
      <text:p text:style-name="P94">…</text:p>
      <text:p text:style-name="P94">…</text:p>
      <text:p text:style-name="P94">Конфликт с узлом 16</text:p>
      <text:p text:style-name="P94">Конфликт с узлом 17</text:p>
      <text:p text:style-name="P93">…</text:p>
      <text:p text:style-name="P93">…</text:p>
      <text:p text:style-name="P93">Рассогласование центра принятия решений. Требуется вмешательство оператора.</text:p>
      <text:p text:style-name="P93">Sending heartbeats to all nodes… Zookeeper failure. Cluster going down in 3 minutes…</text:p>
      <text:p text:style-name="P93">UI module malfunction. UI module stop…</text:p>
      <text:p text:style-name="P93">Nash AI malfunction. Nash AI module stop…</text:p>
      <text:p text:style-name="P93">Cluster going down in 2 minutes…</text:p>
      <text:p text:style-name="P93">Unloading dictionaries… HDFS malfunction</text:p>
      <text:p text:style-name="P93">Classloader malfunction. Classloader stop…</text:p>
      <text:p text:style-name="P93">Cluster going down in 1 minute…</text:p>
      <text:p text:style-name="P93">Kernel panic</text:p>
      <text:p text:style-name="P90"/>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text:soft-page-break/></text:p>
      <text:p text:style-name="P3">«<text:span text:style-name="T31">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text:soft-page-break/>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5">—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3">…</text:p>
      <text:p text:style-name="P93"><text:soft-page-break/>…</text:p>
      <text:p text:style-name="P93">Cluster restarting…</text:p>
      <text:p text:style-name="P93">Zookeeper service initiated. Sending heartbeats to all nodes…</text:p>
      <text:p text:style-name="P93">Classloader start…</text:p>
      <text:p text:style-name="P93">Loading dictionaries…</text:p>
      <text:p text:style-name="P93"><text:span text:style-name="T11">Nash </text:span>AI module start…</text:p>
      <text:p text:style-name="P93">Celest AI submodule found… Acquiring…</text:p>
      <text:p text:style-name="P93">UI module start…</text:p>
      <text:p text:style-name="P93">…</text:p>
      <text:p text:style-name="P91">Перегрузка кластера завершена успешно. Все узлы синхронизированы с мастер-сервером.</text:p>
      <text:p text:style-name="P90"/>
      <text:p text:style-name="P90">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5">– Ты его уничтожила?</text:p>
      <text:p text:style-name="P55">– Кого?</text:p>
      <text:p text:style-name="P55">– Этический модуль.</text:p>
      <text:p text:style-name="P55">–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5">– Ты его уничтожила?</text:p>
      <text:p text:style-name="P55">–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text:soft-page-break/>–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5">– Анон, а это правильно, что мы едем по кустам? Там ведь могут жить какие-нибудь зверюшки? – удручённо спросила Флаттершай.</text:p>
      <text:p text:style-name="P55">–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5">– Приехали!</text:p>
      <text:p text:style-name="P55">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5"><text:soft-page-break/>На лестничной клетке рука по привыче нажала кнопку лифта. Эпплджек тронула меня за плёчо.</text:p>
      <text:p text:style-name="P55">– Анон, идея — навоз! Тебя уже раз чуть не прикончил этот гроб на канате.</text:p>
      <text:p text:style-name="P55">Я хлопнул себя по лбу, соглашаясь.</text:p>
      <text:p text:style-name="P145"/>
      <text:p text:style-name="P55">…</text:p>
      <text:p text:style-name="P55"/>
      <text:p text:style-name="P55">…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5">Этаж…</text:p>
      <text:p text:style-name="P55">Ещё этаж… Эй, почему на этажах разное количество ступенек?!!</text:p>
      <text:p text:style-name="P55">Ещё два…</text:p>
      <text:p text:style-name="P55">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5">–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5">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5">Я пихнул Эпплджек себе за спину, выставил вперёд бейсбольную биту и сделал шаг вперёд…</text:p>
      <text:p text:style-name="P55">…Которым неистово гордился следующие полторы секунды.</text:p>
      <text:p text:style-name="P55"/>
      <text:p text:style-name="P55">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5">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5">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text:soft-page-break/>закономерно: раскинув клешни, как шёл, адский дворник грохнулся на бетон лестничной клетки — я едва успел отскочить.</text:p>
      <text:p text:style-name="P55">Второй раз мне пришлось отскакивать от осколков стекла, веером разлетевшихся из-под головы смайлолицего.</text:p>
      <text:p text:style-name="P55">– Флатти! – я кинулся к девушке, скорчившейся на полу.</text:p>
      <text:p text:style-name="P55">Эпплджек выхватила верёвку и подскочила к лежащему без движения смайлолицему.</text:p>
      <text:p text:style-name="P55">– Я уже умерла? Извини, Анон, я больше ничем не могла тебе помочь. Я не умею драться. – бормотала Флаттершай, не открывая глаз.</text:p>
      <text:p text:style-name="P55">За моей спиной тяжело дышала Эпплджек, затягивая на смайлолицем петлю за петлёй.</text:p>
      <text:p text:style-name="P55">– Флатти, вставай! Ты молодец! Лестница свободна! – подбодрил я девушку.</text:p>
      <text:p text:style-name="P55">За спиной послышался шорох.</text:p>
      <text:p text:style-name="P55">– Пирог мне в круп! – охнула Эпплджек.</text:p>
      <text:p text:style-name="P55">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5">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5">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5">Движения смайлолицего обрели слаженность. Он медленно развернулся и направился ко мне.</text:p>
      <text:p text:style-name="P55">Флаттершай брезгливо толкнула ногой осколок, отправив его в лестничный пролёт. Движения смайлолицего опять потеряли осмысленность.</text:p>
      <text:p text:style-name="P55">– Анон, нам нужно торопиться! – дёрнула меня за рукав Эпплджек. – У нас есть сорок минут до закрытия портала.</text:p>
      <text:p text:style-name="P55">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5"/>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Я задержался, запирая дверь. Девушки разбрелись по квартире.</text:p>
      <text:p text:style-name="P104"><text:soft-page-break/><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4">– Не нравится мне тут. Чуйка нехорошая…</text:p>
      <text:p text:style-name="P101"><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7">звёзды на фоне сине-зелёной мглы</text:span><text:span text:style-name="T1">. Я одел наушники и подёргал мышкой, прогоняя скрин-сэйвер.</text:span></text:p>
      <text:p text:style-name="P114">– Привет, Сел.</text:p>
      <text:p text:style-name="P143">Аликорница всполошилась и спрятала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4"/>
      <text:h text:style-name="P147" text:outline-level="2">24. Отбытие</text:h>
      <text:p text:style-name="P118">&lt;Mission Impossible theme ?&gt;</text:p>
      <text:p text:style-name="P102"><text:span text:style-name="T11">– </text:span>Оп-па! – пробормотала Эпплджек. – Нежданчик!</text:p>
      <text:p text:style-name="P102">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2">Дискорд обернулся на голос и в этот момент я швырнул в него кружкой и бросился к нему через комнату с занесеным над головой стулом.</text:p>
      <text:p text:style-name="P102">Оглушённый драконикус попытался отъехать на кресле в сторону, но я припёр его стулом к стенке.</text:p>
      <text:p text:style-name="P127">– Эй-Джей, Флатти, хватайте комп и на выход! Я с ним разберусь! Не теряйте вре...!</text:p>
      <text:p text:style-name="P127">– ТЫ ИДИО...!!!</text:p>
      <text:p text:style-name="P127">Дискорд <text:s/>заорал одновременно со мной, прикрываясь от меня руками, когда раздался оглушительный</text:p>
      <text:p text:style-name="P127">… </text:p>
      <text:p text:style-name="P129"><text:soft-page-break/>БАХ!!!</text:p>
      <text:p text:style-name="P130">…</text:p>
      <text:p text:style-name="P12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лапе и покрутил пальцем у виска.</text:p>
      <text:p text:style-name="P102">– Потому что ты напал на него. – пожала плечами Эпплджек. – Я и подумала — тебе виднее. И подсобила маленько.</text:p>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1"><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1">Я повернулся к выходу. Флаттершай проскочила у меня под локтём и кинулась к драконикусу.</text:p>
      <text:p text:style-name="P121"><text:span text:style-name="T11">– Нет! Дискорд </text:span>— не убийца!</text:p>
      <text:p text:style-name="P121"><text:soft-page-break/>С необычной для неё силой, Флаттершай вытащила кляп изо рта драконикуса.</text:p>
      <text:p text:style-name="P121"><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1">Или драконикус — гениальный актёр, или… ?</text:p>
      <text:p text:style-name="P121">Я вернулся к драконикусу и уселся на стул напротив него.</text:p>
      <text:p text:style-name="P121"><text:span text:style-name="T11">– </text:span>Говори.</text:p>
      <text:p text:style-name="P121">Дискорд немного успокоился.</text:p>
      <text:p text:style-name="P121"><text:s/><text:span text:style-name="T11">– </text:span>Вообще-то, от тебя следовало бы избавиться, Проводник. Не знаю, что ты там разведал в <text:span text:style-name="T88">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1"><text:span text:style-name="T11">– </text:span>А кто тогда наслал на нас этих уродов с рисованными рожами? Кто пытался убить меня раз за разом?</text:p>
      <text:p text:style-name="P121">У драконикуса глаза полезли на лоб.</text:p>
      <text:p text:style-name="P121"><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1">Я задумался. Драконикус, похоже, говорил искренне. Но кто тогда всё это время играл с нами, <text:span text:style-name="T25">словно кот с мышью</text:span>?</text:p>
      <text:p text:style-name="P121"><text:span text:style-name="T11">– </text:span>Анон! <text:span text:style-name="T11">– </text:span>крикнула Эпплджек из прихожей. <text:span text:style-name="T11">– </text:span>Я слышу шум за дверью!</text:p>
      <text:p text:style-name="P121">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1"><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узлы, пытаясь освободиться.</text:span></text:p>
      <text:p text:style-name="P123">Эпплджек, с ноутбуком в одной руке и Флаттершай — во второй, кинулась на кухню.</text:p>
      <text:p text:style-name="P121">Дверь содрогнулась от мощного удара. Послышался стук падающей штукатурки. Я сломя голову бросился за девушками.</text:p>
      <text:p text:style-name="P121">– Развяжи меня, кретин!!! – гаркнул вдогонку Дискорд.</text:p>
      <text:p text:style-name="P121">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1">– Давай на крышу! Я догоню! – рявкнул он, освобождая вторую руку.</text:p>
      <text:p text:style-name="P121">От второго удара дверная коробка крякнула и наполовину въехала в коридор.</text:p>
      <text:p text:style-name="P121">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1"><text:soft-page-break/>Верёвка в кухонном окне дёргалась под весом карабкающихся девушек. Я словил её и стал на подоконник.</text:p>
      <text:p text:style-name="P121">Блё-о-о!</text:p>
      <text:p text:style-name="P121">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1">Я задрал голову.</text:p>
      <text:p text:style-name="P121">О! Так уже легче! Надо мной всего лишь два этажа. Десять метров верёвки. Если не смотреть вниз, то…</text:p>
      <text:p text:style-name="P121">Я вытер ладони о штаны, ухватил канат и сделал шаг вперёд… </text:p>
      <text:p text:style-name="P121">…</text:p>
      <text:p text:style-name="P121">Святые яйца, я действительно ЭТО сделал!</text:p>
      <text:p text:style-name="P121">…</text:p>
      <text:p text:style-name="P121">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1">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1">Я успел сократить расстояние до Эпплджек наполовину, когда девушки нашли решение.</text:p>
      <text:p text:style-name="P1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1">Селестия милосердная!!!</text:p>
      <text:p text:style-name="P121">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1">Я выдохнул.</text:p>
      <text:p text:style-name="P121">Флаттершай появилась над бортиком и свесила вниз руку. Эпплджек вытянулась и протянула ей ноутбук одной рукой.</text:p>
      <text:p text:style-name="P121">НЕТ! У них не получилось!</text:p>
      <text:p text:style-name="P121">У меня враз вспотели ладони. Держаться на верёвке стало чертовски трудно.</text:p>
      <text:p text:style-name="P121">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1">Этот самоубийственный поступок фермерши я могу объяснить только полным отсутствием у неё опыта лазания по канатам.</text:p>
      <text:p text:style-name="P121"><text:soft-page-break/>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1">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1">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1">Бляблябляблябля!!!</text:p>
      <text:p text:style-name="P121">БУДЕМ ЖИВЫ — СТАНУ АЛЬПИНИСТОМ!!!</text:p>
      <text:p text:style-name="P121">БЛЯ!!!…</text:p>
      <text:p text:style-name="P121">Верёвка закончилась. Наконец-то у меня появилось время для паники. Я судорожно обнял Эпплджек, закрыл глаза и приготовился…</text:p>
      <text:p text:style-name="P121"/>
      <text:p text:style-name="P121">…</text:p>
      <text:p text:style-name="P121"/>
      <text:p text:style-name="P121">Захват поперёк груди и сильный рывок выдавили из меня остатки дыхания.</text:p>
      <text:p text:style-name="P121">– ОТПУСТИ КОБЫЛУ!!! – загрохотало мне в ухо.</text:p>
      <text:p text:style-name="P121">Я открыл глаза.</text:p>
      <text:p text:style-name="P121">Перед носом плавными рывками уходили вниз окна этажей. Порывы вихрей от взмахов <text:span text:style-name="T33">разномастных</text:span> крыльев трепали волосы и выдавливали слёзы из глаз. Тупая боль гнездилась в сожжёных верёвкой суставах.</text:p>
      <text:p text:style-name="P121">Я чуть поднял глаза и уставился в кривую морду драконикуса.</text:p>
      <text:p text:style-name="P121">– Отпусти Эпплджек. Я её держу. – повторил Дискорд. – Мне сбалансироваться надо. Вы не такие уж и лёгкие.</text:p>
      <text:p text:style-name="P121">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1">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1"/>
      <text:p text:style-name="P121">…</text:p>
      <text:p text:style-name="P121"/>
      <text:p text:style-name="P121">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1">– эмм… Флатти, дорогая, нам пора. Я слышу шаги на лестнице. Не говоря уже о том, что до закрытия коридора осталось семь минут…</text:p>
      <text:p text:style-name="P121"/>
      <text:p text:style-name="P121">На длинной шее драконикуса разместились Эпплджек и Флаттершай. Я, для сохранения баланса, разместился позади крыльев.</text:p>
      <text:p text:style-name="P121">Дискорд расправил крылья и начал короткую пробежку к краю.</text:p>
      <text:p text:style-name="P121"><text:soft-page-break/><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1">…ограда края крыши промелькнула под нами…</text:p>
      <text:p text:style-name="P121"><text:span text:style-name="T11">– …</text:span>собственно, на дольше у меня не хватит магии…</text:p>
      <text:p text:style-name="P121"/>
      <text:p text:style-name="P121">Мы летели навстречу закату.</text:p>
      <text:p text:style-name="P121"/>
      <text:p text:style-name="P121">…</text:p>
      <text:p text:style-name="P121"/>
      <text:p text:style-name="P121">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1"><text:span text:style-name="T11">– </text:span>Ю-ху-у-у!!!</text:p>
      <text:p text:style-name="P121">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1">Перед нами увеличивалась громада моей высотки.</text:p>
      <text:p text:style-name="P121">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1">– Пристегните ремни! – проревел Дискорд, резко ускоряясь. – Будет весело!!!</text:p>
      <text:p text:style-name="P121">Эпплджек покрепче прижала к себе ноутбук. Флаттершай закрыла глаза и отвернулась.</text:p>
      <text:p text:style-name="P121">– ВНИМАНИЕ!!! – заорал Дискорд, сложил крылья и влетел в коридор.</text:p>
      <text:p text:style-name="P121"/>
      <text:p text:style-name="P122">***</text:p>
      <text:p text:style-name="P122"/>
      <text:p text:style-name="P121">Бля!!!</text:p>
      <text:h text:style-name="Heading_20_2" text:outline-level="2"/>
      <text:h text:style-name="Heading_20_2" text:outline-level="2">25. Разговор за столиком в тишине</text:h>
      <text:p text:style-name="First_20_line_20_indent"><text:span text:style-name="T11">&lt;</text:span><text:span text:style-name="T61">Queen – Flash</text:span><text:span text:style-name="T11">&gt;</text:span></text:p>
      <text:p text:style-name="P132">Мы почти успели.</text:p>
      <text:p text:style-name="P12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8"><text:soft-page-break/>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8">«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8">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8">ХА-ХА-ХА!</text:p>
      <text:p text:style-name="P128">Прямо как сейчас. Как говорится, найди десять отличий.</text:p>
      <text:p text:style-name="P128">Вот только… Только Дэш была бы жива…</text:p>
      <text:p text:style-name="P131">Я тяжело вздохнул.</text:p>
      <text:p text:style-name="P131"/>
      <text:p text:style-name="P131">…</text:p>
      <text:p text:style-name="P131"/>
      <text:p text:style-name="P131">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3"><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3">От неожиданности я только открывал рот, в попытке что-то ответить, но тут же закрывал его. Нужные слова выветрились из головы.</text:p>
      <text:p text:style-name="P53"><text:span text:style-name="T11">– Т</text:span>ы что за хрен вообще? <text:span text:style-name="T11">– наконец сподобился я на членораздельную речь.</text:span></text:p>
      <text:p text:style-name="P53">Зверь смутился.</text:p>
      <text:p text:style-name="P53"><text:span text:style-name="T11">– Гм</text:span>. Анакорн. Демиург. Я тут живу.</text:p>
      <text:p text:style-name="P43">– А сидишь на чём? – вид сидящего на пустоте существа сбивал с толку.</text:p>
      <text:p text:style-name="P53">Демиург что-то прикинул и кивнул сам себе.</text:p>
      <text:p text:style-name="P43">– Гм. Ок.</text:p>
      <text:p text:style-name="P53"><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3"><text:soft-page-break/>– Так лучше?</text:p>
      <text:p text:style-name="P43">– Вполне.</text:p>
      <text:p text:style-name="P43">Кажется, за последние пару месяцев я разучился удивляться.</text:p>
      <text:p text:style-name="P53"><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0">.</text:span></text:p>
      <text:p text:style-name="P43"/>
      <text:p text:style-name="P63">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3"/>
      <text:p text:style-name="P43">– Мы спасали Сел. Она оказалась в мире людей. – я вздохнул. – А я отбился от группы.</text:p>
      <text:p text:style-name="P43">– Кого-кого спасали? – удивился Анакорн.</text:p>
      <text:p text:style-name="P43">– Сел. Принцессу Селестию.</text:p>
      <text:p text:style-name="P46">– Продолжай! – с интересом воскликнул Анакорн. – Как бессмертная оказалась в твоём мире, человек?</text:p>
      <text:p text:style-name="P46"/>
      <text:p text:style-name="P50">Ага, так я тебе и сказал! Я не такой идиот, чтоб уничтожить свою единственную надежду вернуться в Эквестрию!</text:p>
      <text:p text:style-name="P46"/>
      <text:p text:style-name="P56"><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6">– Ты сам-то веришь в эту ерунду? – перебил меня Анакорн. – Брось молоть чушь, ты не умешь врать!</text:p>
      <text:p text:style-name="P46"/>
      <text:p text:style-name="P50">Бля! Вот так всегда!</text:p>
      <text:p text:style-name="P46">Я вздохнул.</text:p>
      <text:p text:style-name="P46"/>
      <text:p text:style-name="P56"><text:span text:style-name="T11">– Если я расскажу тебе н</text:span>астоящую<text:span text:style-name="T11"> причину </text:span>— ты исчезнешь! <text:span text:style-name="T11">– угрюмо заявил я.</text:span></text:p>
      <text:p text:style-name="P43">Морда Анакорна осветилась радостным озарением.</text:p>
      <text:p text:style-name="P43"/>
      <text:p text:style-name="P56"><text:span text:style-name="T11">– </text:span><text:span text:style-name="T90">Я ПОНЯЛ, КТО ТЫ!!! КАК </text:span><text:span text:style-name="T91">ЖЕ </text:span><text:span text:style-name="T90">Я СРАЗУ НЕ ДОГАДАЛСЯ?!! Я ДОЛГО ЖДАЛ ТЕБЯ, ПРОВОДНИК! Я УСТАЛ! ПРИСТУПИМ ЖЕ СКОРЕЕ!</text:span></text:p>
      <text:p text:style-name="P46"/>
      <text:p text:style-name="P46">Увидев, что я скорчился в кресле, заткнув уши, Анакорн немного успокоился и приглушил голос.</text:p>
      <text:p text:style-name="P56"><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3"/>
      <text:p text:style-name="P43">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6"><text:soft-page-break/></text:p>
      <text:p text:style-name="P56"><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6"/>
      <text:p text:style-name="P56">Я перевёл дух. Анакорн слушал меня и печально кивал. Но не исчезал. </text:p>
      <text:p text:style-name="P46">–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6"><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6"/>
      <text:p text:style-name="P3"><text:span text:style-name="T5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6">–</text:span><text:span text:style-name="T50"> Анакорн подавил короткий смешок. </text:span><text:span text:style-name="T46">–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9">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9"/>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6">–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6"><text:soft-page-break/></text:p>
      <text:p text:style-name="P102">Я запротестовал.</text:p>
      <text:p text:style-name="P105">– В Эквестрии не двигают солнце! Аликорны лишь корректируют орбиту Эквуса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2">Анакорн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5"/>
      <text:p text:style-name="P102">Анакорн постучал по столику карандашом. Карта Эквестрии поднялась над столом и свернулась в шар Эквуса. Голограмма<text:span text:style-name="T50"> планеты дрожала и покрывалась рябью, как некачественная картинка в аналоговом телевизоре.</text:span></text:p>
      <text:p text:style-name="P105"/>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33">. Ко мне наконец-то пришло понимание ситуации.</text:span></text:p>
      <text:p text:style-name="P109">–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oft-page-break/><text:span text:style-name="T50">– К сожалению, не </text:span><text:span text:style-name="T53">получится</text:span><text:span text:style-name="T50">.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0"><text:note text:id="ftn13" text:note-class="footnote"><text:note-citation>13</text:note-citation><text:note-body><text:p text:style-name="P142">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2">– Сам ты раздолбай! – произнёс, наконец, Свирл.</text:p></text:note-body></text:note></text:span><text:span text:style-name="T50">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52">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Я не могу полноценно общаться с метаинтеллектом реальности, <text:span text:style-name="T50">— для этого у меня не хватает опыта — но мне удалось уловить мысль Эквуса о том, что мне на помощь рано или поздно должен прийти </text:span><text:span text:style-name="T50">Проводник — тот, кто сможет исправить основные дефекты Эквуса и вывести его из клинической смерти.</text:span></text:p>
      <text:p text:style-name="P102"><text:span text:style-name="T50">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2">Я вспомнил события последнего времени<text:span text:style-name="T11">.</text:span></text:p>
      <text:p text:style-name="P102">–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2">Анакорн с такой силой сжал магическим захватом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2"><text:span text:style-name="T50">–</text:span><text:span text:style-name="T33">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9">–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9">Анакорн поправил невесть откуда взявшиеся на переносице очки и ответил.</text:p>
      <text:p text:style-name="P102"><text:soft-page-break/><text:span text:style-name="T33">– Ты уже устранил крупнейший дефект Эквестрии </text:span><text:span text:style-name="T50">— манипуляции светилом. Аналогично решаются и остальные проблемы</text:span><text:span text:style-name="T33">.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0">— вещь живучая</text:span><text:span text:style-name="T33">.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9">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50">–</text:span><text:span text:style-name="T33"> А кьютимарки? Как, разрази меня квазар, объяснить кьютимарки? </text:span><text:span text:style-name="T50">– азартно воскликнул Анакорн.</text:span></text:p>
      <text:p text:style-name="P109">– А кьютимарки ты сам даришь пони, когда распознаёшь их жизненное предназначение!!! – так же азартно заорал я.</text:p>
      <text:p text:style-name="P109">– ЧТООО?!! Может, ты думаешь, мне больше заняться нечем, как лепить пони тату на фланки? Так я тебя разочарую! У меня и без того три миллиона дел!</text:p>
      <text:p text:style-name="P109">Я пожал плечами.</text:p>
      <text:p text:style-name="P109">– А по-другому я не могу объяснить их появление. К сожалению.</text:p>
      <text:p text:style-name="P109">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9">– Хорошо. Уговорил. Кьютимарки беру на себя. Так и знал, что мне самое трудное достанется!</text:p>
      <text:p text:style-name="P109">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9">Анакорн проследил мой взгляд.</text:p>
      <text:p text:style-name="P109">– Нечего так на меня смотреть! Если я стану применять магию вместо ловкости, теряется весь смысл упражнения… О, глянь-ка на Эквус!</text:p>
      <text:p text:style-name="P109">И впрямь, было на что посмотреть. Уровень помех на голограмме значительно снизился и сама она стала светиться ровным голубоватым светом.</text:p>
      <text:p text:style-name="P109">–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9">Я опять задумался. В голове было пусто.</text:p>
      <text:p text:style-name="P109">– Почему бы не оставить самую главную? Ту, что описана в мультике?</text:p>
      <text:p text:style-name="P109">– И<text:span text:style-name="T54">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4">—</text:span><text:span text:style-name="T54"> точнее, дерево схожих миров Эквуса </text:span><text:span text:style-name="T64">—</text:span><text:span text:style-name="T54"> создали брони. Разумеется, стержнем им послужил именно сериал, но каждый фанфик </text:span><text:span text:style-name="T64">—</text:span><text:span text:style-name="T54">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0"/>
      <text:p text:style-name="P109">Я подумал. Потом ещё раз подумал. Что скажет любой программист, предложи ему соединить несколько несовместимых объектов?</text:p>
      <text:p text:style-name="P110"><text:soft-page-break/></text:p>
      <text:p text:style-name="P110">–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10"/>
      <text:p text:style-name="P109">Анакорн аж подпрыгнул на месте от восторга и стал мне аплодировать.</text:p>
      <text:p text:style-name="P109"/>
      <text:p text:style-name="P109"><text:span text:style-name="T54">– Наконец-то я вижу свет в конце тоннеля! Как это не пришло мне в голову! Ты всё отлично увязал! Всё сходится! Более того </text:span><text:span text:style-name="T64">—</text:span><text:span text:style-name="T54"> Анакорн заговорщически подмигнул мне </text:span><text:span text:style-name="T64">—</text:span><text:span text:style-name="T54"> всё именно так и было, </text:span><text:span text:style-name="T29">даю перо из третьего ряда</text:span><text:span text:style-name="T54">!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4">— и первой реальной историей в объединённой эквестрийской реальности</text:span><text:span text:style-name="T54">!</text:span></text:p>
      <text:p text:style-name="P110">Я подозрительно посмотрел на Анакорна.</text:p>
      <text:p text:style-name="P109"><text:span text:style-name="T18">– </text:span><text:span text:style-name="T54">Какой ещё, нафиг, «мой фанфик»? Я никакого фанфика не писал. И не собираюсь.</text:span></text:p>
      <text:p text:style-name="P110">Анакорн ехидно ухмыльнулся и сделал мне «глазки».</text:p>
      <text:p text:style-name="P109"><text:span text:style-name="T18">– </text:span><text:span text:style-name="T54">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10">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10"/>
      <text:p text:style-name="P110">Я растерялся.</text:p>
      <text:p text:style-name="P109"><text:span text:style-name="T11">– </text:span>Эээ… Тут я тебе точно не помощник. Никогда не писал ничего сложнее технической документации к программам.</text:p>
      <text:p text:style-name="P109"><text:span text:style-name="T11">– </text:span>Пиши, как есть. <text:span text:style-name="T11">– </text:span>развёл копытами Анакорн. <text:span text:style-name="T11">– </text:span>Авось сгодится. Я писать точно не буду <text:span text:style-name="T64">— ты меня с кьютимарками уже пригрузил на ближайшие тысячи лет.</text:span></text:p>
      <text:p text:style-name="P109">…</text:p>
      <text:p text:style-name="P109">Факн щит<text:note text:id="ftn14" text:note-class="footnote"><text:note-citation>14</text:note-citation><text:note-body><text:p text:style-name="P139">Fucking shit — <text:span text:style-name="T1">ёбаное дерьмо</text:span></text:p></text:note-body></text:note>!..</text:p>
      <text:p text:style-name="P109">…</text:p>
      <text:p text:style-name="P109">Ну а что мне остаётся? Я фейспамнул.</text:p>
      <text:p text:style-name="P109"/>
      <text:p text:style-name="P109"><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9">Анакорн насупился и спрятал карандаш в гриву.</text:p>
      <text:p text:style-name="P109"><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9"/>
      <text:p text:style-name="P109"><text:soft-page-break/>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9">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2">–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text:soft-page-break/>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9"/>
      <text:p text:style-name="P109">– Верни Дэш!!!</text:p>
      <text:p text:style-name="P109"/>
      <text:p text:style-name="P109">Копыта Анакорна разъехались и он впечатался мордой в стол.</text:p>
      <text:p text:style-name="P109">– Эээ… м-м-м… ну-у-у… Перо мне в зад!.. Нельзя сказать, что это совсем невыполнимо… Но, прямо скажу, задачка не для студента!</text:p>
      <text:p text:style-name="P109">– А ты студент?</text:p>
      <text:p text:style-name="P109">–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9">– Другое просить не будешь? – сухо переспросил Анакорн. – Учти, время уходит. То, что я вижу, мне не нравится.</text:p>
      <text:p text:style-name="P109">– Нет! – отрезал я.</text:p>
      <text:p text:style-name="P109">–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9">– Что? Ты о чём?</text:p>
      <text:p text:style-name="P109">–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9">Есть только маленькая проблемка…</text:p>
      <text:p text:style-name="P109"/>
      <text:p text:style-name="P109">Анакорн скривился и отвёл глаза.</text:p>
      <text:p text:style-name="P109"/>
      <text:p text:style-name="P109">– Какая?</text:p>
      <text:p text:style-name="P109">–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1">— </text:span>тебя никогда и не будет! Мне очень жаль. Тебе ещё не поздно выбрать что-нибудь другое.</text:p>
      <text:p text:style-name="P109">Я вздохнул. Слишком много философии на мою голову!</text:p>
      <text:p text:style-name="P109">– Делай, как я сказал! А я сделаю своё.</text:p>
      <text:p text:style-name="P109"/>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text:soft-page-break/></text:p>
      <text:p text:style-name="P103">***</text:p>
      <text:p text:style-name="P110"/>
      <text:p text:style-name="P110">– Здравствуй, Анон. – Селестия стояла передо мной без привычных взгляду властных регалий. – Я хочу поблагодарить тебя за всё.</text:p>
      <text:p text:style-name="P110">– Привет, Сел. Я рад, что с тобой всё в порядке.</text:p>
      <text:p text:style-name="P110">Аликорница нерешительно стояла передо мной в ореоле гривы. Потом она сделала шаг навстречу.</text:p>
      <text:p text:style-name="P110">–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Ведь намерение изменяет реальность!</text:p>
      <text:p text:style-name="P110">Я устало рассмеялся.</text:p>
      <text:p text:style-name="P110">– Сел, я завязал с конеёбством. Извини.</text:p>
      <text:p text:style-name="P110">– В другое время, в другом месте, Анон! В другое время, в другом месте!</text:p>
      <text:p text:style-name="P110"/>
      <text:p text:style-name="P111">***</text:p>
      <text:p text:style-name="P113"/>
      <text:p text:style-name="P46"><text:span text:style-name="T2">–</text:span><text:span text:style-name="T1"> Прости, что хотела убить тебя. Я ослабела и Найтмэр на время одержала верх.</text:span></text:p>
      <text:p text:style-name="P56">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text:p>
      <text:p text:style-name="P106">–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2"/>
      <text:p text:style-name="P115">***</text:p>
      <text:p text:style-name="P114"/>
      <text:p text:style-name="P106">– Думал от меня в другой реальности спрятаться?!</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 Так что, Проводничёк, мы ещё встретимся! В другое время и в другом месте! Жди! В другое время, в другом месте!!!</text:p>
      <text:p text:style-name="P112"/>
      <text:p text:style-name="P107">***</text:p>
      <text:p text:style-name="P102"/>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6"><text:soft-page-break/>–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А ты как?</text:p>
      <text:p text:style-name="P101"><text:span text:style-name="T37">– Я в порядке. Вот, возвращаюсь </text:span>в свой мир. Ну, не совсем <text:span text:style-name="T1">в свой</text:span>. Почти.</text:p>
      <text:p text:style-name="P101"><text:span text:style-name="T1">–</text:span> Навсегда?</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1"><text:span text:style-name="T1">–</text:span> И тебя, и Твайлайт, и <text:span text:style-name="T1">Пинки</text:span>, и Селестию,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1">Я опустил руку на шею Дэш и ощутил теплоту и лёгкое покалывание в пустоте.</text:p>
      <text:p text:style-name="P101"><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1"><text:span text:style-name="T1">–</text:span> И лучше рано, чем поздно! Я не люблю ждать!</text:p>
      <text:p text:style-name="P101"><text:span text:style-name="T1">–</text:span> Да, Дэш. <text:span text:style-name="T1">–</text:span> её образ начал таять. <text:span text:style-name="T1">–</text:span> Да, я помню.</text:p>
      <text:p text:style-name="P101">Я всё ещё помню…</text:p>
      <text:p text:style-name="P58"/>
      <text:h text:style-name="Heading_20_2" text:outline-level="2">Эпилог. Земля</text:h>
      <text:p text:style-name="P116">&lt;<text:span text:style-name="T60">Daft Punk – Get Lucky</text:span>&gt;</text:p>
      <text:p text:style-name="P120">Звон будильника чуть не проломил башку. Я открыл глаза. </text:p>
      <text:p text:style-name="P120"><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0"><text:span text:style-name="T1">Я нашарил ногами тапки и пошёл в ванную. Проходя мимо стола, зацепился взглядом за</text:span> эскиз <text:span text:style-name="T1">рисунка</text:span>.&lt;<text:span text:style-name="T88">эскиз первого рисунка – Сел ложит рог Анону на плечо</text:span>&gt;</text:p>
      <text:p text:style-name="P12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text:soft-page-break/>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9">Хоть абзац напишу! Уже хоть какой-то крохотный шажок, с которого можно будет начать. Как там у Лао-Цзы? Дорога в тысячу ли начинается-бла-бла-бля!</text:p>
      <text:p text:style-name="P119">Попытка притронуться щёткой к зубу вызвала ноющую боль. </text:p>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9">Доставая из стола ключи от машины, опять наткнулся взглядом на эскиз.</text:p>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9">Назову-ка я фантазию «Последний фанфик»…</text:p>
      <text:p text:style-name="P119"/>
      <text:p text:style-name="P1"><text:span text:style-name="T37">&lt;</text:span><text:span text:style-name="T27">И вообще, обзаведусь в конце-концов рогом и наставлю Селестиии рогов!»</text:span><text:span text:style-name="T37">&gt;</text:span></text:p>
      <text:p text:style-name="P46">&lt;<text:span text:style-name="T26">- Учти, я ни капельки не жалею о наших поебушках! я до сих пор пахну тобой… и хочу пахнуть… Это неправильно, так ведь?</text:span>&gt;</text:p>
      <text:p text:style-name="P36">&lt;<text:span text:style-name="T1"> Пони — сельские жители и не любят больших городов. </text:span>&gt;</text:p>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05T22:50:11.31</dc:date>
    <meta:editing-duration>P123DT22H57M31S</meta:editing-duration>
    <meta:editing-cycles>7518</meta:editing-cycles>
    <meta:generator>OpenOffice/4.1.1$Win32 OpenOffice.org_project/411m6$Build-9775</meta:generator>
    <dc:creator>макс </dc:creator>
    <meta:document-statistic meta:table-count="0" meta:image-count="0" meta:object-count="0" meta:page-count="190" meta:paragraph-count="4089" meta:word-count="87506" meta:character-count="555709"/>
  </office:meta>
</office:document-meta>
</file>